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fo:font-style="italic" fo:font-weight="bold" officeooo:rsid="00280375" officeooo:paragraph-rsid="00280375" style:font-size-asian="14pt" style:font-style-asian="italic" style:font-weight-asian="bold" style:font-size-complex="14pt" style:font-style-complex="italic" style:font-weight-complex="bold"/>
    </style:style>
    <style:style style:name="P2" style:family="paragraph" style:parent-style-name="Standard">
      <style:paragraph-properties fo:text-align="start" style:justify-single-word="false"/>
      <style:text-properties fo:font-size="14pt" fo:font-style="italic" fo:font-weight="bold" officeooo:rsid="00353232" officeooo:paragraph-rsid="007ef54b" style:font-size-asian="12.25pt" style:font-style-asian="italic" style:font-weight-asian="bold" style:font-size-complex="14pt" style:font-style-complex="italic" style:font-weight-complex="bold"/>
    </style:style>
    <style:style style:name="P3" style:family="paragraph" style:parent-style-name="Standard">
      <style:paragraph-properties fo:text-align="start" style:justify-single-word="false"/>
      <style:text-properties fo:font-size="14pt" fo:font-style="italic" fo:font-weight="bold" officeooo:rsid="0030ed6e" officeooo:paragraph-rsid="00b9b2d5" style:font-size-asian="12.25pt" style:font-style-asian="italic" style:font-weight-asian="bold" style:font-size-complex="14pt" style:font-style-complex="italic" style:font-weight-complex="bold"/>
    </style:style>
    <style:style style:name="P4"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officeooo:rsid="00442407" officeooo:paragraph-rsid="00442407" style:font-size-asian="12.25pt" style:font-style-asian="italic" style:font-weight-asian="bold" style:font-size-complex="14pt" style:font-style-complex="italic" style:font-weight-complex="bold"/>
    </style:style>
    <style:style style:name="P5"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officeooo:rsid="00353232" officeooo:paragraph-rsid="00353232" style:font-size-asian="12.25pt" style:font-style-asian="italic" style:font-weight-asian="bold" style:font-size-complex="14pt" style:font-style-complex="italic" style:font-weight-complex="bold"/>
    </style:style>
    <style:style style:name="P6"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officeooo:rsid="00353232" officeooo:paragraph-rsid="00693c71" style:font-size-asian="12.25pt" style:font-style-asian="italic" style:font-weight-asian="bold" style:font-size-complex="14pt" style:font-style-complex="italic" style:font-weight-complex="bold"/>
    </style:style>
    <style:style style:name="P7" style:family="paragraph" style:parent-style-name="Standard">
      <style:paragraph-properties fo:text-align="start" style:justify-single-word="false"/>
      <style:text-properties fo:font-size="14pt" fo:font-style="italic" fo:font-weight="normal" officeooo:rsid="00776825" officeooo:paragraph-rsid="00776825" style:font-size-asian="12.25pt" style:font-style-asian="italic" style:font-weight-asian="normal" style:font-size-complex="14pt" style:font-style-complex="italic" style:font-weight-complex="normal"/>
    </style:style>
    <style:style style:name="P8" style:family="paragraph" style:parent-style-name="Standard">
      <style:paragraph-properties fo:text-align="start" style:justify-single-word="false"/>
      <style:text-properties fo:font-size="14pt" fo:font-style="normal" fo:font-weight="normal" officeooo:rsid="0033c18b" officeooo:paragraph-rsid="0033c18b" style:font-size-asian="12.25pt" style:font-style-asian="normal" style:font-weight-asian="normal" style:font-size-complex="14pt" style:font-style-complex="normal" style:font-weight-complex="normal"/>
    </style:style>
    <style:style style:name="P9" style:family="paragraph" style:parent-style-name="Standard">
      <style:paragraph-properties fo:text-align="start" style:justify-single-word="false"/>
      <style:text-properties fo:font-size="14pt" fo:font-style="normal" fo:font-weight="normal" officeooo:rsid="00353232" officeooo:paragraph-rsid="00353232" style:font-size-asian="12.25pt" style:font-style-asian="normal" style:font-weight-asian="normal" style:font-size-complex="14pt" style:font-style-complex="normal" style:font-weight-complex="normal"/>
    </style:style>
    <style:style style:name="P10" style:family="paragraph" style:parent-style-name="Standard">
      <style:paragraph-properties fo:text-align="start" style:justify-single-word="false"/>
      <style:text-properties fo:font-size="14pt" fo:font-style="normal" fo:font-weight="normal" officeooo:rsid="00366a52" officeooo:paragraph-rsid="00366a52" style:font-size-asian="12.25pt" style:font-style-asian="normal" style:font-weight-asian="normal" style:font-size-complex="14pt" style:font-style-complex="normal" style:font-weight-complex="normal"/>
    </style:style>
    <style:style style:name="P11" style:family="paragraph" style:parent-style-name="Standard">
      <style:paragraph-properties fo:text-align="start" style:justify-single-word="false"/>
      <style:text-properties fo:font-size="14pt" fo:font-style="normal" fo:font-weight="normal" officeooo:rsid="00395f30" officeooo:paragraph-rsid="00395f30" style:font-size-asian="12.25pt" style:font-style-asian="normal" style:font-weight-asian="normal" style:font-size-complex="14pt" style:font-style-complex="normal" style:font-weight-complex="normal"/>
    </style:style>
    <style:style style:name="P12" style:family="paragraph" style:parent-style-name="Standard">
      <style:paragraph-properties fo:text-align="start" style:justify-single-word="false"/>
      <style:text-properties fo:font-size="14pt" fo:font-style="normal" fo:font-weight="normal" officeooo:rsid="00395f30" officeooo:paragraph-rsid="004688ec" style:font-size-asian="12.25pt" style:font-style-asian="normal" style:font-weight-asian="normal" style:font-size-complex="14pt" style:font-style-complex="normal" style:font-weight-complex="normal"/>
    </style:style>
    <style:style style:name="P13" style:family="paragraph" style:parent-style-name="Standard">
      <style:paragraph-properties fo:text-align="start" style:justify-single-word="false"/>
      <style:text-properties fo:font-size="14pt" fo:font-style="normal" fo:font-weight="normal" officeooo:rsid="004aa423" officeooo:paragraph-rsid="00c6654c" style:font-size-asian="12.25pt" style:font-style-asian="normal" style:font-weight-asian="normal" style:font-size-complex="14pt" style:font-style-complex="normal" style:font-weight-complex="normal"/>
    </style:style>
    <style:style style:name="P14" style:family="paragraph" style:parent-style-name="Standard">
      <style:paragraph-properties fo:text-align="start" style:justify-single-word="false"/>
      <style:text-properties fo:font-size="14pt" fo:font-style="normal" fo:font-weight="normal" officeooo:rsid="004d2043" officeooo:paragraph-rsid="004db8a7" style:font-size-asian="12.25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fo:font-size="14pt" fo:font-style="normal" fo:font-weight="normal" officeooo:rsid="004d2043" officeooo:paragraph-rsid="005e0570" style:font-size-asian="12.25pt" style:font-style-asian="normal" style:font-weight-asian="normal" style:font-size-complex="14pt" style:font-style-complex="normal" style:font-weight-complex="normal"/>
    </style:style>
    <style:style style:name="P16" style:family="paragraph" style:parent-style-name="Standard">
      <style:paragraph-properties fo:text-align="start" style:justify-single-word="false"/>
      <style:text-properties fo:font-size="14pt" fo:font-style="normal" fo:font-weight="normal" officeooo:rsid="004d2043" officeooo:paragraph-rsid="007ef54b" style:font-size-asian="12.25pt" style:font-style-asian="normal" style:font-weight-asian="normal" style:font-size-complex="14pt" style:font-style-complex="normal" style:font-weight-complex="normal"/>
    </style:style>
    <style:style style:name="P17" style:family="paragraph" style:parent-style-name="Standard">
      <style:paragraph-properties fo:text-align="start" style:justify-single-word="false"/>
      <style:text-properties fo:font-size="14pt" fo:font-style="normal" fo:font-weight="normal" officeooo:rsid="004f2a75" officeooo:paragraph-rsid="00583ddb" style:font-size-asian="12.25pt" style:font-style-asian="normal" style:font-weight-asian="normal" style:font-size-complex="14pt" style:font-style-complex="normal" style:font-weight-complex="normal"/>
    </style:style>
    <style:style style:name="P18" style:family="paragraph" style:parent-style-name="Standard">
      <style:paragraph-properties fo:text-align="start" style:justify-single-word="false"/>
      <style:text-properties fo:font-size="14pt" fo:font-style="normal" fo:font-weight="normal" officeooo:rsid="005c93dc" officeooo:paragraph-rsid="005c93dc" style:font-size-asian="12.25pt" style:font-style-asian="normal" style:font-weight-asian="normal" style:font-size-complex="14pt" style:font-style-complex="normal" style:font-weight-complex="normal"/>
    </style:style>
    <style:style style:name="P19" style:family="paragraph" style:parent-style-name="Standard">
      <style:paragraph-properties fo:text-align="start" style:justify-single-word="false"/>
      <style:text-properties fo:font-size="14pt" fo:font-style="normal" fo:font-weight="normal" officeooo:rsid="006252a6" officeooo:paragraph-rsid="0068c01b" style:font-size-asian="12.25pt" style:font-style-asian="normal" style:font-weight-asian="normal" style:font-size-complex="14pt" style:font-style-complex="normal" style:font-weight-complex="normal"/>
    </style:style>
    <style:style style:name="P20" style:family="paragraph" style:parent-style-name="Standard">
      <style:paragraph-properties fo:text-align="start" style:justify-single-word="false"/>
      <style:text-properties fo:font-size="14pt" fo:font-style="normal" fo:font-weight="normal" officeooo:rsid="00651286" officeooo:paragraph-rsid="00651286" style:font-size-asian="12.25pt" style:font-style-asian="normal" style:font-weight-asian="normal" style:font-size-complex="14pt" style:font-style-complex="normal" style:font-weight-complex="normal"/>
    </style:style>
    <style:style style:name="P21" style:family="paragraph" style:parent-style-name="Standard">
      <style:paragraph-properties fo:text-align="start" style:justify-single-word="false"/>
      <style:text-properties fo:font-size="14pt" fo:font-style="normal" fo:font-weight="normal" officeooo:rsid="0068c01b" officeooo:paragraph-rsid="0068c01b" style:font-size-asian="12.25pt" style:font-style-asian="normal" style:font-weight-asian="normal" style:font-size-complex="14pt" style:font-style-complex="normal" style:font-weight-complex="normal"/>
    </style:style>
    <style:style style:name="P22" style:family="paragraph" style:parent-style-name="Standard">
      <style:paragraph-properties fo:text-align="start" style:justify-single-word="false"/>
      <style:text-properties fo:font-size="14pt" fo:font-style="normal" fo:font-weight="normal" officeooo:rsid="00776825" officeooo:paragraph-rsid="00776825" style:font-size-asian="12.25pt" style:font-style-asian="normal" style:font-weight-asian="normal" style:font-size-complex="14pt" style:font-style-complex="normal" style:font-weight-complex="normal"/>
    </style:style>
    <style:style style:name="P23" style:family="paragraph" style:parent-style-name="Standard">
      <style:paragraph-properties fo:text-align="start" style:justify-single-word="false"/>
      <style:text-properties fo:font-size="14pt" fo:font-style="normal" fo:font-weight="normal" officeooo:rsid="006f775b" officeooo:paragraph-rsid="007ef54b" style:font-size-asian="12.25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fo:font-size="14pt" fo:font-style="normal" fo:font-weight="normal" officeooo:rsid="006f775b" officeooo:paragraph-rsid="00b16979" style:font-size-asian="12.25pt" style:font-style-asian="normal" style:font-weight-asian="normal" style:font-size-complex="14pt" style:font-style-complex="normal" style:font-weight-complex="normal"/>
    </style:style>
    <style:style style:name="P25" style:family="paragraph" style:parent-style-name="Standard">
      <style:paragraph-properties fo:text-align="start" style:justify-single-word="false"/>
      <style:text-properties fo:font-size="14pt" fo:font-style="normal" fo:font-weight="normal" officeooo:rsid="0075b7c1" officeooo:paragraph-rsid="007ef54b" style:font-size-asian="12.25pt" style:font-style-asian="normal" style:font-weight-asian="normal" style:font-size-complex="14pt" style:font-style-complex="normal" style:font-weight-complex="normal"/>
    </style:style>
    <style:style style:name="P26" style:family="paragraph" style:parent-style-name="Standard">
      <style:paragraph-properties fo:text-align="start" style:justify-single-word="false"/>
      <style:text-properties fo:font-size="14pt" fo:font-style="normal" fo:font-weight="normal" officeooo:rsid="00727d6a" officeooo:paragraph-rsid="007ef54b" style:font-size-asian="12.25pt" style:font-style-asian="normal" style:font-weight-asian="normal" style:font-size-complex="14pt" style:font-style-complex="normal" style:font-weight-complex="normal"/>
    </style:style>
    <style:style style:name="P27" style:family="paragraph" style:parent-style-name="Standard">
      <style:paragraph-properties fo:text-align="start" style:justify-single-word="false"/>
      <style:text-properties fo:font-size="14pt" fo:font-style="normal" fo:font-weight="normal" officeooo:rsid="0076e2b5" officeooo:paragraph-rsid="0076e2b5" style:font-size-asian="12.25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fo:font-size="14pt" fo:font-style="normal" fo:font-weight="normal" officeooo:rsid="00adaddf" officeooo:paragraph-rsid="00adaddf" style:font-size-asian="12.25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fo:font-size="14pt" fo:font-style="normal" fo:font-weight="normal" officeooo:rsid="004881f3" officeooo:paragraph-rsid="00c6654c" style:font-size-asian="12.25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fo:font-size="14pt" fo:font-style="normal" fo:font-weight="normal" officeooo:rsid="00e3a842" officeooo:paragraph-rsid="00e3a842" style:font-size-asian="12.25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fo:font-size="14pt" fo:font-style="normal" style:text-underline-style="none" fo:font-weight="normal" officeooo:rsid="00442407" officeooo:paragraph-rsid="00442407" style:font-size-asian="12.25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fo:font-size="14pt" fo:font-style="normal" style:text-underline-style="none" fo:font-weight="normal" officeooo:rsid="006f7d3f" officeooo:paragraph-rsid="006f7d3f" style:font-size-asian="12.25pt" style:font-style-asian="normal" style:font-weight-asian="normal" style:font-size-complex="14pt" style:font-style-complex="normal" style:font-weight-complex="normal"/>
    </style:style>
    <style:style style:name="P33" style:family="paragraph" style:parent-style-name="Standard">
      <style:paragraph-properties fo:text-align="start" style:justify-single-word="false"/>
      <style:text-properties fo:font-size="14pt" fo:font-style="normal" style:text-underline-style="none" fo:font-weight="normal" officeooo:rsid="00705b2e" officeooo:paragraph-rsid="00705b2e" style:font-size-asian="12.25pt" style:font-style-asian="normal" style:font-weight-asian="normal" style:font-size-complex="14pt" style:font-style-complex="normal" style:font-weight-complex="normal"/>
    </style:style>
    <style:style style:name="P34" style:family="paragraph" style:parent-style-name="Standard">
      <style:paragraph-properties fo:text-align="start" style:justify-single-word="false"/>
      <style:text-properties fo:font-size="14pt" fo:font-style="normal" style:text-underline-style="none" fo:font-weight="normal" officeooo:rsid="00727d6a" officeooo:paragraph-rsid="007ef54b" style:font-size-asian="12.25pt" style:font-style-asian="normal" style:font-weight-asian="normal" style:font-size-complex="14pt" style:font-style-complex="normal" style:font-weight-complex="normal"/>
    </style:style>
    <style:style style:name="P35"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6f7d3f" officeooo:paragraph-rsid="006f7d3f" style:font-size-asian="12.25pt" style:font-style-asian="normal" style:font-weight-asian="bold" style:font-size-complex="14pt" style:font-style-complex="normal" style:font-weight-complex="bold"/>
    </style:style>
    <style:style style:name="P36"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6f7d3f" officeooo:paragraph-rsid="00705b2e" style:font-size-asian="12.25pt" style:font-style-asian="normal" style:font-weight-asian="bold" style:font-size-complex="14pt" style:font-style-complex="normal" style:font-weight-complex="bold"/>
    </style:style>
    <style:style style:name="P37" style:family="paragraph" style:parent-style-name="Standard">
      <style:paragraph-properties fo:text-align="center" style:justify-single-word="false"/>
      <style:text-properties fo:font-size="16pt" fo:font-style="italic" fo:font-weight="bold" officeooo:rsid="0022ab85" officeooo:paragraph-rsid="0022ab85" style:font-size-asian="16pt" style:font-style-asian="italic" style:font-weight-asian="bold" style:font-size-complex="16pt" style:font-style-complex="italic" style:font-weight-complex="bold"/>
    </style:style>
    <style:style style:name="P38" style:family="paragraph" style:parent-style-name="Standard">
      <style:paragraph-properties fo:text-align="start" style:justify-single-word="false"/>
      <style:text-properties fo:font-size="16pt" fo:font-style="italic" fo:font-weight="bold" officeooo:rsid="00e28d31" officeooo:paragraph-rsid="00e28d31" style:font-size-asian="16pt" style:font-style-asian="italic" style:font-weight-asian="bold" style:font-size-complex="16pt" style:font-style-complex="italic" style:font-weight-complex="bold"/>
    </style:style>
    <style:style style:name="P39" style:family="paragraph" style:parent-style-name="Standard">
      <style:paragraph-properties fo:text-align="center" style:justify-single-word="false"/>
      <style:text-properties fo:font-size="16pt" fo:font-style="italic" fo:font-weight="bold" officeooo:rsid="00e28d31" officeooo:paragraph-rsid="0022ab85" style:font-size-asian="16pt" style:font-style-asian="italic" style:font-weight-asian="bold" style:font-size-complex="16pt" style:font-style-complex="italic" style:font-weight-complex="bold"/>
    </style:style>
    <style:style style:name="P40" style:family="paragraph" style:parent-style-name="Standard">
      <style:paragraph-properties fo:text-align="start" style:justify-single-word="false"/>
      <style:text-properties fo:font-size="16pt" fo:font-style="italic" style:text-underline-style="solid" style:text-underline-width="auto" style:text-underline-color="font-color" fo:font-weight="bold" officeooo:rsid="0094f7c1" officeooo:paragraph-rsid="0094f7c1" style:font-size-asian="16pt" style:font-style-asian="italic" style:font-weight-asian="bold" style:font-size-complex="16pt" style:font-style-complex="italic" style:font-weight-complex="bold"/>
    </style:style>
    <style:style style:name="P41" style:family="paragraph" style:parent-style-name="Standard">
      <style:paragraph-properties fo:text-align="start" style:justify-single-word="false"/>
      <style:text-properties fo:font-size="16pt" fo:font-style="italic" style:text-underline-style="solid" style:text-underline-width="auto" style:text-underline-color="font-color" fo:font-weight="bold" officeooo:rsid="0094f7c1" officeooo:paragraph-rsid="009cc30e" style:font-size-asian="16pt" style:font-style-asian="italic" style:font-weight-asian="bold" style:font-size-complex="16pt" style:font-style-complex="italic" style:font-weight-complex="bold"/>
    </style:style>
    <style:style style:name="P42" style:family="paragraph" style:parent-style-name="Standard">
      <style:paragraph-properties fo:text-align="start" style:justify-single-word="false"/>
      <style:text-properties fo:font-size="16pt" fo:font-style="italic" style:text-underline-style="solid" style:text-underline-width="auto" style:text-underline-color="font-color" fo:font-weight="bold" officeooo:rsid="0094f7c1" officeooo:paragraph-rsid="00e3a842" style:font-size-asian="16pt" style:font-style-asian="italic" style:font-weight-asian="bold" style:font-size-complex="16pt" style:font-style-complex="italic" style:font-weight-complex="bold"/>
    </style:style>
    <style:style style:name="P43" style:family="paragraph" style:parent-style-name="Standard">
      <style:paragraph-properties fo:text-align="start" style:justify-single-word="false"/>
      <style:text-properties fo:font-size="16pt" fo:font-style="normal" fo:font-weight="bold" officeooo:rsid="006f7d3f" officeooo:paragraph-rsid="006f7d3f" style:font-size-asian="14pt" style:font-style-asian="normal" style:font-weight-asian="bold" style:font-size-complex="16pt" style:font-style-complex="normal" style:font-weight-complex="bold"/>
    </style:style>
    <style:style style:name="P44" style:family="paragraph" style:parent-style-name="Standard">
      <style:paragraph-properties fo:text-align="start" style:justify-single-word="false"/>
      <style:text-properties fo:font-size="18pt" fo:font-style="italic" fo:font-weight="bold" officeooo:rsid="0030ed6e" officeooo:paragraph-rsid="003228a4" style:font-size-asian="18pt" style:font-style-asian="italic" style:font-weight-asian="bold" style:font-size-complex="18pt" style:font-style-complex="italic" style:font-weight-complex="bold"/>
    </style:style>
    <style:style style:name="P45" style:family="paragraph" style:parent-style-name="Standard">
      <style:paragraph-properties fo:text-align="start" style:justify-single-word="false"/>
      <style:text-properties fo:font-size="18pt" fo:font-style="italic" fo:font-weight="bold" officeooo:rsid="0030ed6e" officeooo:paragraph-rsid="00b9b2d5" style:font-size-asian="18pt" style:font-style-asian="italic" style:font-weight-asian="bold" style:font-size-complex="18pt" style:font-style-complex="italic" style:font-weight-complex="bold"/>
    </style:style>
    <style:style style:name="P46" style:family="paragraph" style:parent-style-name="Standard">
      <style:paragraph-properties fo:text-align="start" style:justify-single-word="false"/>
      <style:text-properties fo:font-size="18pt" fo:font-style="italic" fo:font-weight="bold" officeooo:rsid="0094f7c1" officeooo:paragraph-rsid="0094f7c1" style:font-size-asian="18pt" style:font-style-asian="italic" style:font-weight-asian="bold" style:font-size-complex="18pt" style:font-style-complex="italic" style:font-weight-complex="bold"/>
    </style:style>
    <style:style style:name="P47" style:family="paragraph" style:parent-style-name="Standard">
      <style:paragraph-properties fo:text-align="center" style:justify-single-word="false"/>
      <style:text-properties fo:font-size="18pt" fo:font-style="italic" fo:font-weight="bold" officeooo:rsid="0001e475" officeooo:paragraph-rsid="002f0a61" style:font-size-asian="18pt" style:font-style-asian="italic" style:font-weight-asian="bold" style:font-size-complex="18pt" style:font-style-complex="italic" style:font-weight-complex="bold"/>
    </style:style>
    <style:style style:name="P48" style:family="paragraph" style:parent-style-name="Standard">
      <style:paragraph-properties fo:text-align="start" style:justify-single-word="false"/>
      <style:text-properties fo:font-size="18pt" fo:font-style="normal" fo:font-weight="bold" officeooo:rsid="006f7d3f" officeooo:paragraph-rsid="006f7d3f" style:font-size-asian="15.75pt" style:font-style-asian="normal" style:font-weight-asian="bold" style:font-size-complex="18pt" style:font-style-complex="normal" style:font-weight-complex="bold"/>
    </style:style>
    <style:style style:name="P49" style:family="paragraph" style:parent-style-name="Standard">
      <style:paragraph-properties fo:text-align="center" style:justify-single-word="false"/>
      <style:text-properties fo:color="#ff0000" fo:font-size="18pt" fo:font-style="italic" fo:font-weight="bold" officeooo:rsid="0022ab85" officeooo:paragraph-rsid="0022ab85" style:font-size-asian="18pt" style:font-style-asian="italic" style:font-weight-asian="bold" style:font-size-complex="18pt" style:font-style-complex="italic" style:font-weight-complex="bold"/>
    </style:style>
    <style:style style:name="P50" style:family="paragraph" style:parent-style-name="Standard">
      <style:paragraph-properties fo:text-align="center" style:justify-single-word="false"/>
      <style:text-properties fo:color="#ff0000" fo:font-size="18pt" fo:font-style="italic" fo:font-weight="bold" officeooo:rsid="0022ab85" officeooo:paragraph-rsid="00246054" style:font-size-asian="18pt" style:font-style-asian="italic" style:font-weight-asian="bold" style:font-size-complex="18pt" style:font-style-complex="italic" style:font-weight-complex="bold"/>
    </style:style>
    <style:style style:name="P51" style:family="paragraph" style:parent-style-name="Standard">
      <style:paragraph-properties fo:text-align="start" style:justify-single-word="false"/>
      <style:text-properties fo:font-size="12pt" fo:font-style="normal" style:text-underline-style="none" fo:font-weight="normal" officeooo:rsid="007ef54b" officeooo:paragraph-rsid="007f48dd"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size="12pt" fo:font-style="normal" style:text-underline-style="none" fo:font-weight="normal" officeooo:rsid="007ef54b" officeooo:paragraph-rsid="0084d6d8"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size="12pt" fo:font-style="normal" style:text-underline-style="none" fo:font-weight="normal" officeooo:rsid="007ef54b" officeooo:paragraph-rsid="008852e2"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font-size="12pt" fo:font-style="normal" style:text-underline-style="none" fo:font-weight="normal" officeooo:rsid="007ef54b" officeooo:paragraph-rsid="008ddf18" style:font-size-asian="12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font-size="12pt" fo:font-style="normal" style:text-underline-style="none" fo:font-weight="normal" officeooo:rsid="006f7d3f" officeooo:paragraph-rsid="006f7d3f" style:font-size-asian="12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fo:font-size="12pt" fo:font-style="normal" style:text-underline-style="none" fo:font-weight="normal" officeooo:rsid="00705b2e" officeooo:paragraph-rsid="00705b2e" style:font-size-asian="12pt" style:font-style-asian="normal" style:font-weight-asian="normal" style:font-size-complex="12pt" style:font-style-complex="normal" style:font-weight-complex="normal"/>
    </style:style>
    <style:style style:name="P57" style:family="paragraph" style:parent-style-name="Standard">
      <style:paragraph-properties fo:text-align="center" style:justify-single-word="false"/>
      <style:text-properties officeooo:rsid="0022ab85" officeooo:paragraph-rsid="00246054"/>
    </style:style>
    <style:style style:name="P58" style:family="paragraph" style:parent-style-name="Standard">
      <style:paragraph-properties fo:text-align="center" style:justify-single-word="false"/>
      <style:text-properties fo:color="#ff0000" fo:font-size="18pt" fo:font-style="italic" fo:font-weight="bold" officeooo:rsid="0022ab85" officeooo:paragraph-rsid="00246054" style:font-size-asian="18pt" style:font-style-asian="italic" style:font-weight-asian="bold" style:font-size-complex="18pt" style:font-style-complex="italic" style:font-weight-complex="bold"/>
    </style:style>
    <style:style style:name="P59" style:family="paragraph" style:parent-style-name="Standard" style:list-style-name="L1">
      <style:paragraph-properties fo:text-align="start" style:justify-single-word="false"/>
      <style:text-properties fo:font-size="14pt" fo:font-style="italic" fo:font-weight="bold" officeooo:rsid="00280375" officeooo:paragraph-rsid="00280375" style:font-size-asian="14pt" style:font-style-asian="italic" style:font-weight-asian="bold" style:font-size-complex="14pt" style:font-style-complex="italic" style:font-weight-complex="bold"/>
    </style:style>
    <style:style style:name="P60" style:family="paragraph" style:parent-style-name="Standard" style:list-style-name="L1">
      <style:paragraph-properties fo:text-align="start" style:justify-single-word="false"/>
      <style:text-properties fo:font-size="14pt" fo:font-style="italic" fo:font-weight="bold" officeooo:rsid="00735b0a" officeooo:paragraph-rsid="00735b0a" style:font-size-asian="14pt" style:font-style-asian="italic" style:font-weight-asian="bold" style:font-size-complex="14pt" style:font-style-complex="italic" style:font-weight-complex="bold"/>
    </style:style>
    <style:style style:name="P61" style:family="paragraph" style:parent-style-name="Standard">
      <style:paragraph-properties fo:text-align="start" style:justify-single-word="false"/>
      <style:text-properties fo:font-size="14pt" fo:font-style="italic" fo:font-weight="bold" officeooo:rsid="00353232" officeooo:paragraph-rsid="0100a26b" style:font-size-asian="12.25pt" style:font-style-asian="italic" style:font-weight-asian="bold" style:font-size-complex="14pt" style:font-style-complex="italic" style:font-weight-complex="bold"/>
    </style:style>
    <style:style style:name="P62"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officeooo:rsid="00353232" officeooo:paragraph-rsid="00e80597" style:font-size-asian="12.25pt" style:font-style-asian="italic" style:font-weight-asian="bold" style:font-size-complex="14pt" style:font-style-complex="italic" style:font-weight-complex="bold"/>
    </style:style>
    <style:style style:name="P63"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officeooo:rsid="00353232" officeooo:paragraph-rsid="00f62d64" style:font-size-asian="12.25pt" style:font-style-asian="italic" style:font-weight-asian="bold" style:font-size-complex="14pt" style:font-style-complex="italic" style:font-weight-complex="bold"/>
    </style:style>
    <style:style style:name="P64"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officeooo:rsid="00442407" officeooo:paragraph-rsid="00e8ebc8" style:font-size-asian="12.25pt" style:font-style-asian="italic" style:font-weight-asian="bold" style:font-size-complex="14pt" style:font-style-complex="italic" style:font-weight-complex="bold"/>
    </style:style>
    <style:style style:name="P65"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officeooo:rsid="00442407" officeooo:paragraph-rsid="00eacdc4" style:font-size-asian="12.25pt" style:font-style-asian="italic" style:font-weight-asian="bold" style:font-size-complex="14pt" style:font-style-complex="italic" style:font-weight-complex="bold"/>
    </style:style>
    <style:style style:name="P66" style:family="paragraph" style:parent-style-name="Standard">
      <style:paragraph-properties fo:text-align="start" style:justify-single-word="false"/>
      <style:text-properties fo:font-size="14pt" fo:font-style="italic" style:text-underline-style="solid" style:text-underline-width="auto" style:text-underline-color="font-color" fo:font-weight="bold" officeooo:rsid="00442407" officeooo:paragraph-rsid="00f0c4a7" style:font-size-asian="12.25pt" style:font-style-asian="italic" style:font-weight-asian="bold" style:font-size-complex="14pt" style:font-style-complex="italic" style:font-weight-complex="bold"/>
    </style:style>
    <style:style style:name="P67" style:family="paragraph" style:parent-style-name="Standard">
      <style:paragraph-properties fo:text-align="start" style:justify-single-word="false"/>
      <style:text-properties fo:font-size="14pt" fo:font-style="italic" fo:font-weight="normal" officeooo:rsid="00e7a2a6" officeooo:paragraph-rsid="00e7a2a6" style:font-size-asian="12.25pt" style:font-style-asian="italic" style:font-weight-asian="normal" style:font-size-complex="14pt" style:font-style-complex="italic" style:font-weight-complex="normal"/>
    </style:style>
    <style:style style:name="P68" style:family="paragraph" style:parent-style-name="Standard">
      <style:paragraph-properties fo:text-align="start" style:justify-single-word="false"/>
      <style:text-properties fo:font-size="14pt" fo:font-style="italic" fo:font-weight="normal" officeooo:rsid="0075547e" officeooo:paragraph-rsid="00fc012f" style:font-size-asian="12.25pt" style:font-style-asian="italic" style:font-weight-asian="normal" style:font-size-complex="14pt" style:font-style-complex="italic" style:font-weight-complex="normal"/>
    </style:style>
    <style:style style:name="P69" style:family="paragraph" style:parent-style-name="Standard">
      <style:paragraph-properties fo:text-align="start" style:justify-single-word="false"/>
      <style:text-properties fo:font-size="14pt" fo:font-style="italic" fo:font-weight="normal" officeooo:rsid="00776825" officeooo:paragraph-rsid="01070eec" style:font-size-asian="12.25pt" style:font-style-asian="italic" style:font-weight-asian="normal" style:font-size-complex="14pt" style:font-style-complex="italic" style:font-weight-complex="normal"/>
    </style:style>
    <style:style style:name="P70" style:family="paragraph" style:parent-style-name="Standard">
      <style:paragraph-properties fo:text-align="start" style:justify-single-word="false"/>
      <style:text-properties fo:font-size="14pt" fo:font-style="italic" fo:font-weight="normal" officeooo:rsid="00776825" officeooo:paragraph-rsid="00776825" style:font-size-asian="12.25pt" style:font-style-asian="italic" style:font-weight-asian="normal" style:font-size-complex="14pt" style:font-style-complex="italic" style:font-weight-complex="normal"/>
    </style:style>
    <style:style style:name="P71" style:family="paragraph" style:parent-style-name="Standard" style:list-style-name="L2">
      <style:paragraph-properties fo:text-align="start" style:justify-single-word="false"/>
      <style:text-properties fo:font-size="14pt" fo:font-style="normal" fo:font-weight="normal" officeooo:rsid="003c022e" officeooo:paragraph-rsid="00c25da9" style:font-size-asian="12.25pt" style:font-style-asian="normal" style:font-weight-asian="normal" style:font-size-complex="14pt" style:font-style-complex="normal" style:font-weight-complex="normal"/>
    </style:style>
    <style:style style:name="P72" style:family="paragraph" style:parent-style-name="Standard" style:list-style-name="L4">
      <style:paragraph-properties fo:text-align="start" style:justify-single-word="false"/>
      <style:text-properties fo:font-size="14pt" fo:font-style="normal" fo:font-weight="normal" officeooo:rsid="00668cf8" officeooo:paragraph-rsid="00668cf8" style:font-size-asian="12.25pt" style:font-style-asian="normal" style:font-weight-asian="normal" style:font-size-complex="14pt" style:font-style-complex="normal" style:font-weight-complex="normal"/>
    </style:style>
    <style:style style:name="P73" style:family="paragraph" style:parent-style-name="Standard" style:list-style-name="L4">
      <style:paragraph-properties fo:text-align="start" style:justify-single-word="false"/>
      <style:text-properties fo:font-size="14pt" fo:font-style="normal" fo:font-weight="normal" officeooo:rsid="0068c01b" officeooo:paragraph-rsid="0068c01b" style:font-size-asian="12.25pt" style:font-style-asian="normal" style:font-weight-asian="normal" style:font-size-complex="14pt" style:font-style-complex="normal" style:font-weight-complex="normal"/>
    </style:style>
    <style:style style:name="P74" style:family="paragraph" style:parent-style-name="Standard" style:list-style-name="L5">
      <style:paragraph-properties fo:text-align="start" style:justify-single-word="false"/>
      <style:text-properties fo:font-size="14pt" fo:font-style="normal" fo:font-weight="normal" officeooo:rsid="0075b7c1" officeooo:paragraph-rsid="007ef54b" style:font-size-asian="12.25pt" style:font-style-asian="normal" style:font-weight-asian="normal" style:font-size-complex="14pt" style:font-style-complex="normal" style:font-weight-complex="normal"/>
    </style:style>
    <style:style style:name="P75" style:family="paragraph" style:parent-style-name="Standard">
      <style:paragraph-properties fo:text-align="start" style:justify-single-word="false"/>
      <style:text-properties fo:font-size="14pt" fo:font-style="normal" fo:font-weight="normal" officeooo:rsid="006252a6" officeooo:paragraph-rsid="0068c01b" style:font-size-asian="12.25pt" style:font-style-asian="normal" style:font-weight-asian="normal" style:font-size-complex="14pt" style:font-style-complex="normal" style:font-weight-complex="normal"/>
    </style:style>
    <style:style style:name="P76" style:family="paragraph" style:parent-style-name="Standard">
      <style:paragraph-properties fo:text-align="start" style:justify-single-word="false"/>
      <style:text-properties fo:font-size="14pt" fo:font-style="normal" fo:font-weight="normal" officeooo:rsid="00366a52" officeooo:paragraph-rsid="00366a52" style:font-size-asian="12.25pt" style:font-style-asian="normal" style:font-weight-asian="normal" style:font-size-complex="14pt" style:font-style-complex="normal" style:font-weight-complex="normal"/>
    </style:style>
    <style:style style:name="P77" style:family="paragraph" style:parent-style-name="Standard">
      <style:paragraph-properties fo:text-align="start" style:justify-single-word="false"/>
      <style:text-properties fo:font-size="14pt" fo:font-style="normal" fo:font-weight="normal" officeooo:rsid="00e7a2a6" officeooo:paragraph-rsid="00e7a2a6" style:font-size-asian="12.25pt" style:font-style-asian="normal" style:font-weight-asian="normal" style:font-size-complex="14pt" style:font-style-complex="normal" style:font-weight-complex="normal"/>
    </style:style>
    <style:style style:name="P78" style:family="paragraph" style:parent-style-name="Standard">
      <style:paragraph-properties fo:text-align="start" style:justify-single-word="false"/>
      <style:text-properties fo:font-size="14pt" fo:font-style="normal" fo:font-weight="normal" officeooo:rsid="0033c18b" officeooo:paragraph-rsid="0033c18b" style:font-size-asian="12.25pt" style:font-style-asian="normal" style:font-weight-asian="normal" style:font-size-complex="14pt" style:font-style-complex="normal" style:font-weight-complex="normal"/>
    </style:style>
    <style:style style:name="P79" style:family="paragraph" style:parent-style-name="Standard" style:list-style-name="L6">
      <style:paragraph-properties fo:text-align="start" style:justify-single-word="false"/>
      <style:text-properties fo:font-size="14pt" fo:font-style="normal" fo:font-weight="normal" officeooo:rsid="00e8ebc8" officeooo:paragraph-rsid="00e8ebc8" style:font-size-asian="12.25pt" style:font-style-asian="normal" style:font-weight-asian="normal" style:font-size-complex="14pt" style:font-style-complex="normal" style:font-weight-complex="normal"/>
    </style:style>
    <style:style style:name="P80" style:family="paragraph" style:parent-style-name="Standard">
      <style:paragraph-properties fo:text-align="start" style:justify-single-word="false"/>
      <style:text-properties fo:font-size="14pt" fo:font-style="normal" fo:font-weight="normal" officeooo:rsid="00e8ebc8" officeooo:paragraph-rsid="00e8ebc8" style:font-size-asian="12.25pt" style:font-style-asian="normal" style:font-weight-asian="normal" style:font-size-complex="14pt" style:font-style-complex="normal" style:font-weight-complex="normal"/>
    </style:style>
    <style:style style:name="P81" style:family="paragraph" style:parent-style-name="Standard">
      <style:paragraph-properties fo:text-align="start" style:justify-single-word="false"/>
      <style:text-properties fo:font-size="14pt" fo:font-style="normal" fo:font-weight="normal" officeooo:rsid="00f6ad9c" officeooo:paragraph-rsid="00f6ad9c" style:font-size-asian="12.25pt" style:font-style-asian="normal" style:font-weight-asian="normal" style:font-size-complex="14pt" style:font-style-complex="normal" style:font-weight-complex="normal"/>
    </style:style>
    <style:style style:name="P82" style:family="paragraph" style:parent-style-name="Standard">
      <style:paragraph-properties fo:text-align="start" style:justify-single-word="false"/>
      <style:text-properties fo:font-size="14pt" fo:font-style="normal" fo:font-weight="normal" officeooo:rsid="00fb12fc" officeooo:paragraph-rsid="007ef54b" style:font-size-asian="12.25pt" style:font-style-asian="normal" style:font-weight-asian="normal" style:font-size-complex="14pt" style:font-style-complex="normal" style:font-weight-complex="normal"/>
    </style:style>
    <style:style style:name="P83" style:family="paragraph" style:parent-style-name="Standard">
      <style:paragraph-properties fo:text-align="start" style:justify-single-word="false"/>
      <style:text-properties fo:font-size="14pt" fo:font-style="normal" fo:font-weight="normal" officeooo:rsid="00fb12fc" officeooo:paragraph-rsid="00fb12fc" style:font-size-asian="12.25pt" style:font-style-asian="normal" style:font-weight-asian="normal" style:font-size-complex="14pt" style:font-style-complex="normal" style:font-weight-complex="normal"/>
    </style:style>
    <style:style style:name="P84" style:family="paragraph" style:parent-style-name="Standard">
      <style:paragraph-properties fo:text-align="start" style:justify-single-word="false"/>
      <style:text-properties fo:font-size="14pt" fo:font-style="normal" fo:font-weight="normal" officeooo:rsid="00776825" officeooo:paragraph-rsid="00776825" style:font-size-asian="12.25pt" style:font-style-asian="normal" style:font-weight-asian="normal" style:font-size-complex="14pt" style:font-style-complex="normal" style:font-weight-complex="normal"/>
    </style:style>
    <style:style style:name="P85" style:family="paragraph" style:parent-style-name="Standard">
      <style:paragraph-properties fo:text-align="start" style:justify-single-word="false"/>
      <style:text-properties fo:font-size="14pt" fo:font-style="normal" fo:font-weight="normal" officeooo:rsid="00fb445f" officeooo:paragraph-rsid="00fb445f" style:font-size-asian="12.25pt" style:font-style-asian="normal" style:font-weight-asian="normal" style:font-size-complex="14pt" style:font-style-complex="normal" style:font-weight-complex="normal"/>
    </style:style>
    <style:style style:name="P86" style:family="paragraph" style:parent-style-name="Standard">
      <style:paragraph-properties fo:text-align="start" style:justify-single-word="false"/>
      <style:text-properties fo:font-size="14pt" fo:font-style="normal" fo:font-weight="normal" officeooo:rsid="0100a26b" officeooo:paragraph-rsid="0100a26b" style:font-size-asian="12.25pt" style:font-style-asian="normal" style:font-weight-asian="normal" style:font-size-complex="14pt" style:font-style-complex="normal" style:font-weight-complex="normal"/>
    </style:style>
    <style:style style:name="P87" style:family="paragraph" style:parent-style-name="Standard">
      <style:paragraph-properties fo:text-align="start" style:justify-single-word="false"/>
      <style:text-properties fo:font-size="14pt" fo:font-style="normal" fo:font-weight="normal" officeooo:rsid="010485f5" officeooo:paragraph-rsid="010485f5" style:font-size-asian="12.25pt" style:font-style-asian="normal" style:font-weight-asian="normal" style:font-size-complex="14pt" style:font-style-complex="normal" style:font-weight-complex="normal"/>
    </style:style>
    <style:style style:name="P88" style:family="paragraph" style:parent-style-name="Standard">
      <style:paragraph-properties fo:text-align="start" style:justify-single-word="false"/>
      <style:text-properties fo:font-size="14pt" fo:font-style="normal" fo:font-weight="normal" officeooo:rsid="0108a514" officeooo:paragraph-rsid="0108a514" style:font-size-asian="12.25pt" style:font-style-asian="normal" style:font-weight-asian="normal" style:font-size-complex="14pt" style:font-style-complex="normal" style:font-weight-complex="normal"/>
    </style:style>
    <style:style style:name="P89" style:family="paragraph" style:parent-style-name="Standard">
      <style:paragraph-properties fo:text-align="start" style:justify-single-word="false"/>
      <style:text-properties fo:font-size="14pt" fo:font-style="normal" fo:font-weight="normal" officeooo:rsid="0101b212" officeooo:paragraph-rsid="0101b212" style:font-size-asian="14pt" style:font-style-asian="normal" style:font-weight-asian="normal" style:font-size-complex="14pt" style:font-style-complex="normal" style:font-weight-complex="normal"/>
    </style:style>
    <style:style style:name="P90" style:family="paragraph" style:parent-style-name="Standard">
      <style:paragraph-properties fo:text-align="start" style:justify-single-word="false"/>
      <style:text-properties fo:font-size="14pt" fo:font-style="normal" style:text-underline-style="none" fo:font-weight="normal" officeooo:rsid="00353232" officeooo:paragraph-rsid="00e80597" style:font-size-asian="12.25pt" style:font-style-asian="normal" style:font-weight-asian="normal" style:font-size-complex="14pt" style:font-style-complex="normal" style:font-weight-complex="normal"/>
    </style:style>
    <style:style style:name="P91" style:family="paragraph" style:parent-style-name="Standard">
      <style:paragraph-properties fo:text-align="start" style:justify-single-word="false"/>
      <style:text-properties fo:font-size="14pt" fo:font-style="normal" style:text-underline-style="none" fo:font-weight="normal" officeooo:rsid="00e8ebc8" officeooo:paragraph-rsid="00e8ebc8" style:font-size-asian="12.25pt" style:font-style-asian="normal" style:font-weight-asian="normal" style:font-size-complex="14pt" style:font-style-complex="normal" style:font-weight-complex="normal"/>
    </style:style>
    <style:style style:name="P92" style:family="paragraph" style:parent-style-name="Standard">
      <style:paragraph-properties fo:text-align="start" style:justify-single-word="false"/>
      <style:text-properties fo:font-size="14pt" fo:font-style="normal" style:text-underline-style="none" fo:font-weight="normal" officeooo:rsid="00442407" officeooo:paragraph-rsid="00e8ebc8" style:font-size-asian="12.25pt" style:font-style-asian="normal" style:font-weight-asian="normal" style:font-size-complex="14pt" style:font-style-complex="normal" style:font-weight-complex="normal"/>
    </style:style>
    <style:style style:name="P93" style:family="paragraph" style:parent-style-name="Standard">
      <style:paragraph-properties fo:text-align="start" style:justify-single-word="false"/>
      <style:text-properties fo:font-size="14pt" fo:font-style="normal" style:text-underline-style="none" fo:font-weight="normal" officeooo:rsid="00705b2e" officeooo:paragraph-rsid="007ef54b" style:font-size-asian="12.25pt" style:font-style-asian="normal" style:font-weight-asian="normal" style:font-size-complex="14pt" style:font-style-complex="normal" style:font-weight-complex="normal"/>
    </style:style>
    <style:style style:name="P94" style:family="paragraph" style:parent-style-name="Standard">
      <style:paragraph-properties fo:text-align="start" style:justify-single-word="false"/>
      <style:text-properties fo:font-size="14pt" fo:font-style="normal" style:text-underline-style="none" fo:font-weight="normal" officeooo:rsid="00e3a842" officeooo:paragraph-rsid="010e4561" style:font-size-asian="12.25pt" style:font-style-asian="normal" style:font-weight-asian="normal" style:font-size-complex="14pt" style:font-style-complex="normal" style:font-weight-complex="normal"/>
    </style:style>
    <style:style style:name="P95" style:family="paragraph" style:parent-style-name="Standard">
      <style:paragraph-properties fo:text-align="start" style:justify-single-word="false"/>
      <style:text-properties fo:font-size="14pt" fo:font-style="normal" style:text-underline-style="none" fo:font-weight="normal" officeooo:rsid="00e8df0a" officeooo:paragraph-rsid="010e4561" style:font-size-asian="12.25pt" style:font-style-asian="normal" style:font-weight-asian="normal" style:font-size-complex="14pt" style:font-style-complex="normal" style:font-weight-complex="normal"/>
    </style:style>
    <style:style style:name="P96" style:family="paragraph" style:parent-style-name="Standard">
      <style:paragraph-properties fo:text-align="start" style:justify-single-word="false"/>
      <style:text-properties fo:font-size="14pt" fo:font-style="normal" style:text-underline-style="none" fo:font-weight="normal" officeooo:rsid="00ef8a98" officeooo:paragraph-rsid="010e4561" style:font-size-asian="12.25pt" style:font-style-asian="normal" style:font-weight-asian="normal" style:font-size-complex="14pt" style:font-style-complex="normal" style:font-weight-complex="normal"/>
    </style:style>
    <style:style style:name="P97" style:family="paragraph" style:parent-style-name="Standard" style:list-style-name="L2">
      <style:paragraph-properties fo:text-align="start" style:justify-single-word="false"/>
      <style:text-properties officeooo:paragraph-rsid="00bc65ba"/>
    </style:style>
    <style:style style:name="P98" style:family="paragraph" style:parent-style-name="Standard" style:list-style-name="L2">
      <style:paragraph-properties fo:text-align="start" style:justify-single-word="false"/>
      <style:text-properties officeooo:paragraph-rsid="00bd4cab"/>
    </style:style>
    <style:style style:name="P99" style:family="paragraph" style:parent-style-name="Standard" style:list-style-name="L2">
      <style:paragraph-properties fo:text-align="start" style:justify-single-word="false"/>
      <style:text-properties officeooo:paragraph-rsid="00bffd97"/>
    </style:style>
    <style:style style:name="P100" style:family="paragraph" style:parent-style-name="Standard" style:list-style-name="L2">
      <style:paragraph-properties fo:text-align="start" style:justify-single-word="false"/>
      <style:text-properties officeooo:paragraph-rsid="00c07941"/>
    </style:style>
    <style:style style:name="P101" style:family="paragraph" style:parent-style-name="Standard" style:list-style-name="L3">
      <style:paragraph-properties fo:text-align="start" style:justify-single-word="false"/>
      <style:text-properties officeooo:paragraph-rsid="00ca768a"/>
    </style:style>
    <style:style style:name="P102" style:family="paragraph" style:parent-style-name="Standard" style:list-style-name="L3">
      <style:paragraph-properties fo:text-align="start" style:justify-single-word="false"/>
      <style:text-properties officeooo:paragraph-rsid="00c9effc"/>
    </style:style>
    <style:style style:name="P103" style:family="paragraph" style:parent-style-name="Standard" style:list-style-name="L3">
      <style:paragraph-properties fo:text-align="start" style:justify-single-word="false"/>
      <style:text-properties officeooo:paragraph-rsid="00cefda3"/>
    </style:style>
    <style:style style:name="P104" style:family="paragraph" style:parent-style-name="Standard" style:list-style-name="L3">
      <style:paragraph-properties fo:text-align="start" style:justify-single-word="false"/>
      <style:text-properties officeooo:paragraph-rsid="00d24ca8"/>
    </style:style>
    <style:style style:name="P105" style:family="paragraph" style:parent-style-name="Standard" style:list-style-name="L3">
      <style:paragraph-properties fo:text-align="start" style:justify-single-word="false"/>
      <style:text-properties officeooo:paragraph-rsid="00cc0222"/>
    </style:style>
    <style:style style:name="P106" style:family="paragraph" style:parent-style-name="Standard" style:list-style-name="L4">
      <style:paragraph-properties fo:text-align="start" style:justify-single-word="false"/>
      <style:text-properties officeooo:paragraph-rsid="00668cf8"/>
    </style:style>
    <style:style style:name="P107" style:family="paragraph" style:parent-style-name="Standard" style:list-style-name="L13">
      <style:paragraph-properties fo:text-align="start" style:justify-single-word="false"/>
      <style:text-properties officeooo:paragraph-rsid="00fa16dd"/>
    </style:style>
    <style:style style:name="P108" style:family="paragraph" style:parent-style-name="Standard" style:list-style-name="L4">
      <style:paragraph-properties fo:text-align="start" style:justify-single-word="false"/>
      <style:text-properties officeooo:rsid="0068c01b" officeooo:paragraph-rsid="0068c01b"/>
    </style:style>
    <style:style style:name="P109" style:family="paragraph" style:parent-style-name="Standard">
      <style:paragraph-properties fo:text-align="start" style:justify-single-word="false"/>
      <style:text-properties fo:font-size="18pt" fo:font-style="normal" fo:font-weight="bold" officeooo:rsid="006f7d3f" officeooo:paragraph-rsid="006f7d3f" style:font-size-asian="15.75pt" style:font-style-asian="normal" style:font-weight-asian="bold" style:font-size-complex="18pt" style:font-style-complex="normal" style:font-weight-complex="bold"/>
    </style:style>
    <style:style style:name="P110" style:family="paragraph" style:parent-style-name="Standard" style:list-style-name="L8">
      <style:paragraph-properties fo:text-align="start" style:justify-single-word="false"/>
      <style:text-properties fo:font-size="12pt" fo:font-style="normal" style:text-underline-style="none" fo:font-weight="normal" officeooo:rsid="00705b2e" officeooo:paragraph-rsid="00eacdc4" style:font-size-asian="12pt" style:font-style-asian="normal" style:font-weight-asian="normal" style:font-size-complex="12pt" style:font-style-complex="normal" style:font-weight-complex="normal"/>
    </style:style>
    <style:style style:name="P111" style:family="paragraph" style:parent-style-name="Standard" style:list-style-name="L8">
      <style:paragraph-properties fo:text-align="start" style:justify-single-word="false"/>
      <style:text-properties fo:font-size="12pt" fo:font-style="normal" style:text-underline-style="none" fo:font-weight="normal" officeooo:rsid="00705b2e" officeooo:paragraph-rsid="00ecd474" style:font-size-asian="12pt" style:font-style-asian="normal" style:font-weight-asian="normal" style:font-size-complex="12pt" style:font-style-complex="normal" style:font-weight-complex="normal"/>
    </style:style>
    <style:style style:name="P112" style:family="paragraph" style:parent-style-name="Standard" style:list-style-name="L8">
      <style:paragraph-properties fo:text-align="start" style:justify-single-word="false"/>
      <style:text-properties fo:font-size="12pt" fo:font-style="normal" style:text-underline-style="none" fo:font-weight="normal" officeooo:rsid="00705b2e" officeooo:paragraph-rsid="00ed4397" style:font-size-asian="12pt" style:font-style-asian="normal" style:font-weight-asian="normal" style:font-size-complex="12pt" style:font-style-complex="normal" style:font-weight-complex="normal"/>
    </style:style>
    <style:style style:name="P113" style:family="paragraph" style:parent-style-name="Standard" style:list-style-name="L10">
      <style:paragraph-properties fo:text-align="start" style:justify-single-word="false"/>
      <style:text-properties fo:font-size="12pt" fo:font-style="normal" style:text-underline-style="none" fo:font-weight="normal" officeooo:rsid="00705b2e" officeooo:paragraph-rsid="00f267de" style:font-size-asian="12pt" style:font-style-asian="normal" style:font-weight-asian="normal" style:font-size-complex="12pt" style:font-style-complex="normal" style:font-weight-complex="normal"/>
    </style:style>
    <style:style style:name="P114" style:family="paragraph" style:parent-style-name="Standard" style:list-style-name="L10">
      <style:paragraph-properties fo:text-align="start" style:justify-single-word="false"/>
      <style:text-properties fo:font-size="12pt" fo:font-style="normal" style:text-underline-style="none" fo:font-weight="normal" officeooo:rsid="00705b2e" officeooo:paragraph-rsid="00f54f79" style:font-size-asian="12pt" style:font-style-asian="normal" style:font-weight-asian="normal" style:font-size-complex="12pt" style:font-style-complex="normal" style:font-weight-complex="normal"/>
    </style:style>
    <style:style style:name="P115" style:family="paragraph" style:parent-style-name="Standard">
      <style:paragraph-properties fo:text-align="start" style:justify-single-word="false"/>
      <style:text-properties fo:font-size="12pt" fo:font-style="normal" style:text-underline-style="none" fo:font-weight="normal" officeooo:rsid="007ef54b" officeooo:paragraph-rsid="007f48dd" style:font-size-asian="12pt" style:font-style-asian="normal" style:font-weight-asian="normal" style:font-size-complex="12pt" style:font-style-complex="normal" style:font-weight-complex="normal"/>
    </style:style>
    <style:style style:name="P116" style:family="paragraph" style:parent-style-name="Standard">
      <style:paragraph-properties fo:text-align="start" style:justify-single-word="false"/>
      <style:text-properties fo:font-size="12pt" fo:font-style="normal" style:text-underline-style="none" fo:font-weight="normal" officeooo:rsid="007ef54b" officeooo:paragraph-rsid="00fd308b" style:font-size-asian="12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fo:font-size="12pt" fo:font-style="normal" style:text-underline-style="none" fo:font-weight="normal" officeooo:rsid="00fd308b" officeooo:paragraph-rsid="00fd308b" style:font-size-asian="12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style:text-properties fo:font-size="12pt" fo:font-style="normal" style:text-underline-style="none" fo:font-weight="normal" officeooo:rsid="00fd308b" officeooo:paragraph-rsid="00ff097b" style:font-size-asian="12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fo:font-size="12pt" fo:font-style="normal" fo:font-weight="normal" officeooo:rsid="010226bf" officeooo:paragraph-rsid="010226bf" style:font-size-asian="12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style:text-properties fo:font-size="16pt" fo:font-style="italic" style:text-underline-style="solid" style:text-underline-width="auto" style:text-underline-color="font-color" fo:font-weight="bold" officeooo:rsid="0094f7c1" officeooo:paragraph-rsid="009cc30e" style:font-size-asian="16pt" style:font-style-asian="italic" style:font-weight-asian="bold" style:font-size-complex="16pt" style:font-style-complex="italic" style:font-weight-complex="bold"/>
    </style:style>
    <style:style style:name="T1" style:family="text">
      <style:text-properties officeooo:rsid="00246054"/>
    </style:style>
    <style:style style:name="T2" style:family="text">
      <style:text-properties officeooo:rsid="002974bb"/>
    </style:style>
    <style:style style:name="T3" style:family="text">
      <style:text-properties officeooo:rsid="003228a4"/>
    </style:style>
    <style:style style:name="T4" style:family="text">
      <style:text-properties officeooo:rsid="00344d52"/>
    </style:style>
    <style:style style:name="T5" style:family="text">
      <style:text-properties officeooo:rsid="0038546b"/>
    </style:style>
    <style:style style:name="T6"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7" style:family="text">
      <style:text-properties fo:font-size="14pt" fo:font-style="normal" fo:font-weight="normal" officeooo:rsid="00395f30" style:font-size-asian="12.25pt" style:font-style-asian="normal" style:font-weight-asian="normal" style:font-size-complex="14pt" style:font-style-complex="normal" style:font-weight-complex="normal"/>
    </style:style>
    <style:style style:name="T8" style:family="text">
      <style:text-properties fo:font-size="14pt" fo:font-style="normal" fo:font-weight="normal" officeooo:rsid="004f2a75" style:font-size-asian="12.25pt" style:font-style-asian="normal" style:font-weight-asian="normal" style:font-size-complex="14pt" style:font-style-complex="normal" style:font-weight-complex="normal"/>
    </style:style>
    <style:style style:name="T9" style:family="text">
      <style:text-properties fo:font-size="14pt" fo:font-style="normal" fo:font-weight="normal" officeooo:rsid="006252a6" style:font-size-asian="12.25pt" style:font-style-asian="normal" style:font-weight-asian="normal" style:font-size-complex="14pt" style:font-style-complex="normal" style:font-weight-complex="normal"/>
    </style:style>
    <style:style style:name="T10" style:family="text">
      <style:text-properties fo:font-size="14pt" fo:font-style="normal" fo:font-weight="normal" officeooo:rsid="006328ad" style:font-size-asian="12.25pt" style:font-style-asian="normal" style:font-weight-asian="normal" style:font-size-complex="14pt" style:font-style-complex="normal" style:font-weight-complex="normal"/>
    </style:style>
    <style:style style:name="T11" style:family="text">
      <style:text-properties fo:font-size="14pt" fo:font-style="normal" fo:font-weight="normal" officeooo:rsid="00668cf8" style:font-size-asian="12.25pt" style:font-style-asian="normal" style:font-weight-asian="normal" style:font-size-complex="14pt" style:font-style-complex="normal" style:font-weight-complex="normal"/>
    </style:style>
    <style:style style:name="T12" style:family="text">
      <style:text-properties fo:font-size="14pt" fo:font-style="normal" fo:font-weight="normal" officeooo:rsid="00532a9c" style:font-size-asian="12.25pt" style:font-style-asian="normal" style:font-weight-asian="normal" style:font-size-complex="14pt" style:font-style-complex="normal" style:font-weight-complex="normal"/>
    </style:style>
    <style:style style:name="T13" style:family="text">
      <style:text-properties fo:font-size="14pt" fo:font-style="normal" fo:font-weight="normal" officeooo:rsid="005019de" style:font-size-asian="12.25pt" style:font-style-asian="normal" style:font-weight-asian="normal" style:font-size-complex="14pt" style:font-style-complex="normal" style:font-weight-complex="normal"/>
    </style:style>
    <style:style style:name="T14" style:family="text">
      <style:text-properties fo:font-size="14pt" fo:font-style="normal" fo:font-weight="normal" officeooo:rsid="00555968" style:font-size-asian="12.25pt" style:font-style-asian="normal" style:font-weight-asian="normal" style:font-size-complex="14pt" style:font-style-complex="normal" style:font-weight-complex="normal"/>
    </style:style>
    <style:style style:name="T15" style:family="text">
      <style:text-properties fo:font-size="14pt" fo:font-style="normal" fo:font-weight="normal" officeooo:rsid="00583ddb" style:font-size-asian="12.25pt" style:font-style-asian="normal" style:font-weight-asian="normal" style:font-size-complex="14pt" style:font-style-complex="normal" style:font-weight-complex="normal"/>
    </style:style>
    <style:style style:name="T16" style:family="text">
      <style:text-properties fo:font-size="14pt" fo:font-style="normal" fo:font-weight="normal" officeooo:rsid="003c7677" style:font-size-asian="12.25pt" style:font-style-asian="normal" style:font-weight-asian="normal" style:font-size-complex="14pt" style:font-style-complex="normal" style:font-weight-complex="normal"/>
    </style:style>
    <style:style style:name="T17" style:family="text">
      <style:text-properties fo:font-size="14pt" fo:font-style="normal" fo:font-weight="normal" officeooo:rsid="003ae763" style:font-size-asian="12.25pt" style:font-style-asian="normal" style:font-weight-asian="normal" style:font-size-complex="14pt" style:font-style-complex="normal" style:font-weight-complex="normal"/>
    </style:style>
    <style:style style:name="T18" style:family="text">
      <style:text-properties fo:font-size="14pt" fo:font-style="normal" fo:font-weight="normal" officeooo:rsid="00bc65ba" style:font-size-asian="12.25pt" style:font-style-asian="normal" style:font-weight-asian="normal" style:font-size-complex="14pt" style:font-style-complex="normal" style:font-weight-complex="normal"/>
    </style:style>
    <style:style style:name="T19" style:family="text">
      <style:text-properties fo:font-size="14pt" fo:font-style="normal" fo:font-weight="normal" officeooo:rsid="00bd4cab" style:font-size-asian="12.25pt" style:font-style-asian="normal" style:font-weight-asian="normal" style:font-size-complex="14pt" style:font-style-complex="normal" style:font-weight-complex="normal"/>
    </style:style>
    <style:style style:name="T20" style:family="text">
      <style:text-properties fo:font-size="14pt" fo:font-style="normal" fo:font-weight="normal" officeooo:rsid="00bffd97" style:font-size-asian="12.25pt" style:font-style-asian="normal" style:font-weight-asian="normal" style:font-size-complex="14pt" style:font-style-complex="normal" style:font-weight-complex="normal"/>
    </style:style>
    <style:style style:name="T21" style:family="text">
      <style:text-properties fo:font-size="14pt" fo:font-style="normal" fo:font-weight="normal" officeooo:rsid="00c07941" style:font-size-asian="12.25pt" style:font-style-asian="normal" style:font-weight-asian="normal" style:font-size-complex="14pt" style:font-style-complex="normal" style:font-weight-complex="normal"/>
    </style:style>
    <style:style style:name="T22" style:family="text">
      <style:text-properties fo:font-size="14pt" fo:font-style="normal" fo:font-weight="normal" officeooo:rsid="00c9effc" style:font-size-asian="12.25pt" style:font-style-asian="normal" style:font-weight-asian="normal" style:font-size-complex="14pt" style:font-style-complex="normal" style:font-weight-complex="normal"/>
    </style:style>
    <style:style style:name="T23" style:family="text">
      <style:text-properties fo:font-size="14pt" fo:font-style="normal" fo:font-weight="normal" officeooo:rsid="00ca768a" style:font-size-asian="12.25pt" style:font-style-asian="normal" style:font-weight-asian="normal" style:font-size-complex="14pt" style:font-style-complex="normal" style:font-weight-complex="normal"/>
    </style:style>
    <style:style style:name="T24" style:family="text">
      <style:text-properties fo:font-size="14pt" fo:font-style="normal" fo:font-weight="normal" officeooo:rsid="00cc0222" style:font-size-asian="12.25pt" style:font-style-asian="normal" style:font-weight-asian="normal" style:font-size-complex="14pt" style:font-style-complex="normal" style:font-weight-complex="normal"/>
    </style:style>
    <style:style style:name="T25" style:family="text">
      <style:text-properties fo:font-size="14pt" fo:font-style="normal" fo:font-weight="normal" officeooo:rsid="00cefda3" style:font-size-asian="12.25pt" style:font-style-asian="normal" style:font-weight-asian="normal" style:font-size-complex="14pt" style:font-style-complex="normal" style:font-weight-complex="normal"/>
    </style:style>
    <style:style style:name="T26" style:family="text">
      <style:text-properties fo:font-size="14pt" fo:font-style="normal" fo:font-weight="normal" officeooo:rsid="00d24ca8" style:font-size-asian="12.25pt" style:font-style-asian="normal" style:font-weight-asian="normal" style:font-size-complex="14pt" style:font-style-complex="normal" style:font-weight-complex="normal"/>
    </style:style>
    <style:style style:name="T27" style:family="text">
      <style:text-properties fo:font-size="14pt" fo:font-style="normal" fo:font-weight="normal" officeooo:rsid="00d75527" style:font-size-asian="12.25pt" style:font-style-asian="normal" style:font-weight-asian="normal" style:font-size-complex="14pt" style:font-style-complex="normal" style:font-weight-complex="normal"/>
    </style:style>
    <style:style style:name="T28" style:family="text">
      <style:text-properties fo:font-size="14pt" officeooo:rsid="00e8ebc8" style:font-size-asian="12.25pt" style:font-size-complex="14pt"/>
    </style:style>
    <style:style style:name="T29" style:family="text">
      <style:text-properties fo:font-size="14pt" officeooo:rsid="00eacdc4" style:font-size-asian="12.25pt" style:font-size-complex="14pt"/>
    </style:style>
    <style:style style:name="T30" style:family="text">
      <style:text-properties fo:font-size="14pt" officeooo:rsid="00ebad71" style:font-size-asian="12.25pt" style:font-size-complex="14pt"/>
    </style:style>
    <style:style style:name="T31" style:family="text">
      <style:text-properties fo:font-size="14pt" officeooo:rsid="00ecd474" style:font-size-asian="12.25pt" style:font-size-complex="14pt"/>
    </style:style>
    <style:style style:name="T32" style:family="text">
      <style:text-properties fo:font-size="14pt" officeooo:rsid="00f267de" style:font-size-asian="12.25pt" style:font-size-complex="14pt"/>
    </style:style>
    <style:style style:name="T33" style:family="text">
      <style:text-properties fo:font-size="14pt" officeooo:rsid="00f3a19b" style:font-size-asian="12.25pt" style:font-size-complex="14pt"/>
    </style:style>
    <style:style style:name="T34" style:family="text">
      <style:text-properties fo:font-size="14pt" officeooo:rsid="00f54f79" style:font-size-asian="12.25pt" style:font-size-complex="14pt"/>
    </style:style>
    <style:style style:name="T35" style:family="text">
      <style:text-properties fo:font-style="italic" style:text-underline-style="solid" style:text-underline-width="auto" style:text-underline-color="font-color" fo:font-weight="bold" officeooo:rsid="004688ec" style:font-style-asian="italic" style:font-weight-asian="bold" style:font-style-complex="italic" style:font-weight-complex="bold"/>
    </style:style>
    <style:style style:name="T36" style:family="text">
      <style:text-properties fo:font-style="italic" style:font-style-asian="italic" style:font-style-complex="italic"/>
    </style:style>
    <style:style style:name="T37" style:family="text">
      <style:text-properties officeooo:rsid="004db8a7"/>
    </style:style>
    <style:style style:name="T38" style:family="text">
      <style:text-properties officeooo:rsid="005c93dc"/>
    </style:style>
    <style:style style:name="T39" style:family="text">
      <style:text-properties officeooo:rsid="005e0570"/>
    </style:style>
    <style:style style:name="T40" style:family="text">
      <style:text-properties officeooo:rsid="005f74aa"/>
    </style:style>
    <style:style style:name="T41" style:family="text">
      <style:text-properties officeooo:rsid="00651286"/>
    </style:style>
    <style:style style:name="T42" style:family="text">
      <style:text-properties officeooo:rsid="00693c71"/>
    </style:style>
    <style:style style:name="T43" style:family="text">
      <style:text-properties officeooo:rsid="00705b2e"/>
    </style:style>
    <style:style style:name="T44" style:family="text">
      <style:text-properties officeooo:rsid="0076e2b5"/>
    </style:style>
    <style:style style:name="T45" style:family="text">
      <style:text-properties style:text-underline-style="solid" style:text-underline-width="auto" style:text-underline-color="font-color"/>
    </style:style>
    <style:style style:name="T46" style:family="text">
      <style:text-properties style:text-underline-style="solid" style:text-underline-width="auto" style:text-underline-color="font-color" officeooo:rsid="007606e3"/>
    </style:style>
    <style:style style:name="T47" style:family="text">
      <style:text-properties style:text-underline-style="solid" style:text-underline-width="auto" style:text-underline-color="font-color" officeooo:rsid="006b4153"/>
    </style:style>
    <style:style style:name="T48" style:family="text">
      <style:text-properties style:text-underline-style="solid" style:text-underline-width="auto" style:text-underline-color="font-color" officeooo:rsid="0100a26b"/>
    </style:style>
    <style:style style:name="T49" style:family="text">
      <style:text-properties officeooo:rsid="006f775b"/>
    </style:style>
    <style:style style:name="T50" style:family="text">
      <style:text-properties officeooo:rsid="007f48dd"/>
    </style:style>
    <style:style style:name="T51" style:family="text">
      <style:text-properties officeooo:rsid="00830339"/>
    </style:style>
    <style:style style:name="T52" style:family="text">
      <style:text-properties officeooo:rsid="0084d6d8"/>
    </style:style>
    <style:style style:name="T53" style:family="text">
      <style:text-properties officeooo:rsid="008852e2"/>
    </style:style>
    <style:style style:name="T54" style:family="text">
      <style:text-properties officeooo:rsid="008ddf18"/>
    </style:style>
    <style:style style:name="T55" style:family="text">
      <style:text-properties officeooo:rsid="00900289"/>
    </style:style>
    <style:style style:name="T56" style:family="text">
      <style:text-properties officeooo:rsid="009b11fa"/>
    </style:style>
    <style:style style:name="T57" style:family="text">
      <style:text-properties officeooo:rsid="009cc30e"/>
    </style:style>
    <style:style style:name="T58" style:family="text">
      <style:text-properties officeooo:rsid="009df6e8"/>
    </style:style>
    <style:style style:name="T59" style:family="text">
      <style:text-properties officeooo:rsid="00a08116"/>
    </style:style>
    <style:style style:name="T60" style:family="text">
      <style:text-properties officeooo:rsid="00a1ac20"/>
    </style:style>
    <style:style style:name="T61" style:family="text">
      <style:text-properties officeooo:rsid="00a506d1"/>
    </style:style>
    <style:style style:name="T62" style:family="text">
      <style:text-properties officeooo:rsid="00b16979"/>
    </style:style>
    <style:style style:name="T63" style:family="text">
      <style:text-properties officeooo:rsid="00b82b39"/>
    </style:style>
    <style:style style:name="T64" style:family="text">
      <style:text-properties officeooo:rsid="00b9b2d5"/>
    </style:style>
    <style:style style:name="T65" style:family="text">
      <style:text-properties officeooo:rsid="00c25da9"/>
    </style:style>
    <style:style style:name="T66" style:family="text">
      <style:text-properties officeooo:rsid="00c6654c"/>
    </style:style>
    <style:style style:name="T67" style:family="text">
      <style:text-properties officeooo:rsid="00d81d7d"/>
    </style:style>
    <style:style style:name="T68" style:family="text">
      <style:text-properties officeooo:rsid="00d9d50a"/>
    </style:style>
    <style:style style:name="T69" style:family="text">
      <style:text-properties officeooo:rsid="00dcc04a"/>
    </style:style>
    <style:style style:name="T70" style:family="text">
      <style:text-properties fo:font-size="12pt" style:font-size-asian="12pt" style:font-size-complex="12pt"/>
    </style:style>
    <style:style style:name="T71" style:family="text">
      <style:text-properties fo:font-size="12pt" fo:font-style="normal" style:text-underline-style="none" fo:font-weight="normal" officeooo:rsid="00705b2e" style:font-size-asian="12pt" style:font-style-asian="normal" style:font-weight-asian="normal" style:font-size-complex="12pt" style:font-style-complex="normal" style:font-weight-complex="normal"/>
    </style:style>
    <style:style style:name="T72" style:family="text">
      <style:text-properties fo:font-size="12pt" fo:font-style="normal" style:text-underline-style="none" fo:font-weight="normal" officeooo:rsid="00f992b8" style:font-size-asian="12pt" style:font-style-asian="normal" style:font-weight-asian="normal" style:font-size-complex="12pt" style:font-style-complex="normal" style:font-weight-complex="normal"/>
    </style:style>
    <style:style style:name="T73" style:family="text">
      <style:text-properties fo:font-size="12pt" style:text-underline-style="none" officeooo:rsid="00705b2e" style:font-size-asian="12pt" style:font-size-complex="12pt"/>
    </style:style>
    <style:style style:name="T74" style:family="text">
      <style:text-properties fo:color="#ff0000" fo:font-size="18pt" fo:font-style="italic" fo:font-weight="bold" style:font-size-asian="18pt" style:font-style-asian="italic" style:font-weight-asian="bold" style:font-size-complex="18pt" style:font-style-complex="italic" style:font-weight-complex="bold"/>
    </style:style>
    <style:style style:name="T75" style:family="text">
      <style:text-properties fo:color="#ff0000" fo:font-size="18pt" fo:font-style="italic" fo:font-weight="bold" officeooo:rsid="00e1521a" style:font-size-asian="18pt" style:font-style-asian="italic" style:font-weight-asian="bold" style:font-size-complex="18pt" style:font-style-complex="italic" style:font-weight-complex="bold"/>
    </style:style>
    <style:style style:name="T76" style:family="text">
      <style:text-properties officeooo:rsid="00e3a842"/>
    </style:style>
    <style:style style:name="T77" style:family="text">
      <style:text-properties officeooo:rsid="00e4b70c"/>
    </style:style>
    <style:style style:name="T78" style:family="text">
      <style:text-properties style:text-underline-style="none"/>
    </style:style>
    <style:style style:name="T79" style:family="text">
      <style:text-properties officeooo:rsid="00eacdc4"/>
    </style:style>
    <style:style style:name="T80" style:family="text">
      <style:text-properties officeooo:rsid="00ed4397"/>
    </style:style>
    <style:style style:name="T81" style:family="text">
      <style:text-properties officeooo:rsid="00f00068"/>
    </style:style>
    <style:style style:name="T82" style:family="text">
      <style:text-properties officeooo:rsid="00f0c4a7"/>
    </style:style>
    <style:style style:name="T83" style:family="text">
      <style:text-properties officeooo:rsid="00f267de"/>
    </style:style>
    <style:style style:name="T84" style:family="text">
      <style:text-properties officeooo:rsid="00f62d64"/>
    </style:style>
    <style:style style:name="T85" style:family="text">
      <style:text-properties officeooo:rsid="00f992b8"/>
    </style:style>
    <style:style style:name="T86" style:family="text">
      <style:text-properties officeooo:rsid="00fb445f"/>
    </style:style>
    <style:style style:name="T87" style:family="text">
      <style:text-properties officeooo:rsid="00727d6a"/>
    </style:style>
    <style:style style:name="T88" style:family="text">
      <style:text-properties officeooo:rsid="00ff097b"/>
    </style:style>
    <style:style style:name="T89" style:family="text">
      <style:text-properties officeooo:rsid="01000c0f"/>
    </style:style>
    <style:style style:name="T90" style:family="text">
      <style:text-properties officeooo:rsid="01070eec"/>
    </style:style>
    <style:style style:name="T91" style:family="text">
      <style:text-properties officeooo:rsid="010e1215"/>
    </style:style>
    <style:style style:name="T92" style:family="text">
      <style:text-properties officeooo:rsid="010d0075"/>
    </style:style>
    <style:style style:name="T93" style:family="text">
      <style:text-properties officeooo:rsid="001079b0"/>
    </style:style>
    <style:style style:name="T94" style:family="text">
      <style:text-properties officeooo:rsid="010e456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P50"/>
      <text:p text:style-name="P57"><text:span text:style-name="T74">RAPPORT </text:span><text:span text:style-name="T75">DM</text:span></text:p>
      <text:p text:style-name="P50"><text:s/>A<text:span text:style-name="T1">lgorithmique &amp; </text:span>R<text:span text:style-name="T1">echerche Opérationnelle</text:span></text:p>
      <text:p text:style-name="P49"/>
      <text:p text:style-name="P49"/>
      <text:p text:style-name="P37"/>
      <text:p text:style-name="P37"/>
      <text:p text:style-name="P37"/>
      <text:p text:style-name="P37"/>
      <text:p text:style-name="P37"/>
      <text:p text:style-name="P37"/>
      <text:p text:style-name="P37">Licence informatique — ALGO — Modélisation d’une ferme</text:p>
      <text:p text:style-name="P37"/>
      <text:p text:style-name="P37"/>
      <text:p text:style-name="P39"/>
      <text:p text:style-name="P38"/>
      <text:p text:style-name="P38"/>
      <text:p text:style-name="P38"/>
      <text:p text:style-name="P38">Étudiants :</text:p>
      <text:p text:style-name="P37"/>
      <text:list xml:id="list6151518670552297293" text:style-name="L1">
        <text:list-item>
          <text:p text:style-name="P59">Selim LAKHDAR</text:p>
        </text:list-item>
        <text:list-item>
          <text:p text:style-name="P59">Youva ABASSI</text:p>
        </text:list-item>
        <text:list-item>
          <text:p text:style-name="P60">Qianqian Sha</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text:span text:style-name="T2">Étudiants</text:span> en L3 informatique à l’Université de Lille 1 Sciences et Technologies</text:p>
      <text:p text:style-name="P47"/>
      <text:p text:style-name="P47"/>
      <text:p text:style-name="P47"/>
      <text:p text:style-name="P44"><text:soft-page-break/>I. Exercice 1 :<text:span text:style-name="T3">Problème initial</text:span></text:p>
      <text:p text:style-name="P44"/>
      <text:p text:style-name="P40">Question 1 : Modélisation du problème en AMPL :</text:p>
      <text:p text:style-name="P46"/>
      <text:p text:style-name="P8">Dans cette partie, nous recherchons à modéliser mathématiquement une ferme avec <text:span text:style-name="T4">un</text:span> certain nombre de contraintes, dans le but d<text:span text:style-name="T41">e déterminer le nombre de vaches à</text:span></text:p>
      <text:p text:style-name="P20">élever ainsi que les nombres de tonnes de différents végétaux à cultiver pour maximiser le profit.</text:p>
      <text:p text:style-name="P8"/>
      <text:p text:style-name="P5">I.1. Les variables, paramètres <text:span text:style-name="T77">et ensemble</text:span>:</text:p>
      <text:p text:style-name="P9"/>
      <text:p text:style-name="P10">Pour une bonne modélisation de notre problème, nous avons effectuer l’extraction du maximum d’informations présentes dans l’énoncé <text:s/>comme nous avons l’habitude de le faire pendant les séances de <text:span text:style-name="T5">travaux dirigés.</text:span></text:p>
      <text:p text:style-name="P10"/>
      <text:p text:style-name="P77">Nous avons aussi introduit un ensemble qui représente les végétaux ; </text:p>
      <text:p text:style-name="P67">set VEG ;</text:p>
      <text:p text:style-name="P10"/>
      <text:p text:style-name="P11"><text:span text:style-name="T38">D’abord, n</text:span>ous avons procéd<text:span text:style-name="T40">é</text:span> à la représentation des paramètres, dont on dispose, comme suit :</text:p>
      <text:p text:style-name="P11"/>
      <text:p text:style-name="P4">Les végétaux :</text:p>
      <text:p text:style-name="P31"/>
      <text:list xml:id="list3061858846769227758" text:style-name="L2">
        <text:list-item>
          <text:p text:style-name="P97"><text:span text:style-name="T7">Le nombres total d’ares disponibles </text:span><text:span text:style-name="T16">(</text:span><text:span text:style-name="T18">surface_totale</text:span><text:span text:style-name="T16">)</text:span><text:span text:style-name="T7">: 200 ares</text:span></text:p>
        </text:list-item>
        <text:list-item>
          <text:p text:style-name="P98"><text:span text:style-name="T7">Le rendement des légumes par are </text:span><text:span text:style-name="T16">(</text:span><text:span text:style-name="T19">veg_rendement</text:span><text:span text:style-name="T16">)</text:span><text:span text:style-name="T7">, <text:s/>dont l’unité est : tonnes/are</text:span></text:p>
        </text:list-item>
        <text:list-item>
          <text:p text:style-name="P99"><text:span text:style-name="T7">La consommation des vaches par rapport aux légumes </text:span><text:span text:style-name="T16">(</text:span><text:span text:style-name="T20">veg_consommation</text:span><text:span text:style-name="T16">)</text:span><text:span text:style-name="T7">, dont l’unité est : tonnes/vache</text:span></text:p>
        </text:list-item>
        <text:list-item>
          <text:p text:style-name="P100"><text:span text:style-name="T17">La vente maximum de chaque légume produit </text:span><text:span text:style-name="T16">(</text:span><text:span text:style-name="T21">veg_vente_max</text:span><text:span text:style-name="T16">)</text:span><text:span text:style-name="T17">, </text:span><text:span text:style-name="T7">dont l’unité est : tonnes</text:span></text:p>
        </text:list-item>
        <text:list-item>
          <text:p text:style-name="P71">Et le prix de vente de chaque légume (<text:span text:style-name="T65">veg_prix_vente</text:span>), dont l’unité est : euros/tonnes</text:p>
        </text:list-item>
      </text:list>
      <text:p text:style-name="P11"/>
      <text:p text:style-name="P12"><text:span text:style-name="T35">Les vaches :</text:span><text:tab/></text:p>
      <text:p text:style-name="P12"/>
      <text:p text:style-name="P29">L’espace nécessaire pour élever une vache (<text:span text:style-name="T66">nb_vaches_are</text:span>), dont l’unité est: ares/vache</text:p>
      <text:p text:style-name="P13">L’apport de la vente des produits laitiers (<text:span text:style-name="T66">profit_lait</text:span>), dont l’unité est : euros/vache</text:p>
      <text:p text:style-name="P15"/>
      <text:p text:style-name="P15"><text:span text:style-name="T39">E</text:span>nsuite, <text:span text:style-name="T39">n</text:span>ous avons procéd<text:span text:style-name="T40">é</text:span> à la représentation des variables, <text:span text:style-name="T37">pour les variables nous n’avions pas rencontré beaucoup de difficultés, puisque il suffisait juste de mettre ces dernières supérieures ou égales à 0 comme suit :</text:span></text:p>
      <text:p text:style-name="P14"/>
      <text:list xml:id="list2418621513912883550" text:style-name="L3">
        <text:list-item>
          <text:p text:style-name="P101"><text:soft-page-break/><text:span text:style-name="T8">La variable </text:span><text:span text:style-name="T12">représentant</text:span><text:span text:style-name="T8"> les ares utilisés pour l’élevage des vaches (</text:span><text:span text:style-name="T23">surface_paturage</text:span><text:span text:style-name="T8">), dont l’unité est : ares</text:span></text:p>
        </text:list-item>
        <text:list-item>
          <text:p text:style-name="P101"><text:span text:style-name="T13">La variable représentant les ares utilisés pour la culture des végétaux</text:span><text:span text:style-name="T8"> </text:span><text:span text:style-name="T13">(</text:span><text:span text:style-name="T23">surface_cultivee</text:span><text:span text:style-name="T13">), dont l’unité est :</text:span><text:span text:style-name="T8"> ares</text:span></text:p>
        </text:list-item>
        <text:list-item>
          <text:p text:style-name="P102"><text:span text:style-name="T8">L</text:span><text:span text:style-name="T12">a variable représentant le nombre maximum de vaches (</text:span><text:span text:style-name="T22">nb_vaches</text:span><text:span text:style-name="T12">), dont l’unité est :</text:span><text:span text:style-name="T8"> vaches.</text:span></text:p>
        </text:list-item>
        <text:list-item>
          <text:p text:style-name="P103"><text:span text:style-name="T8">L</text:span><text:span text:style-name="T12">a variable représentant la quantité produite des végétaux (</text:span><text:span text:style-name="T25">veg_qte_produite</text:span><text:span text:style-name="T12">) en</text:span><text:span text:style-name="T8"> tonnes.</text:span></text:p>
        </text:list-item>
        <text:list-item>
          <text:p text:style-name="P104"><text:span text:style-name="T14">La variable représentant la quantité vendue des végétaux(</text:span><text:span text:style-name="T26">veg_qte_vendue</text:span><text:span text:style-name="T14">) en</text:span><text:span text:style-name="T8"> tonnes.</text:span></text:p>
        </text:list-item>
        <text:list-item>
          <text:p text:style-name="P105"><text:span text:style-name="T15">La variable représentant la quantité des végétaux consommée par les vaches (</text:span><text:span text:style-name="T24">veg_qte_consomee</text:span><text:span text:style-name="T15">) en </text:span><text:span text:style-name="T8">tonnes.</text:span></text:p>
        </text:list-item>
      </text:list>
      <text:p text:style-name="P17"/>
      <text:p text:style-name="P6">I.<text:span text:style-name="T42">2</text:span>. Les <text:span text:style-name="T42">contraintes</text:span> :</text:p>
      <text:p text:style-name="P6"/>
      <text:p text:style-name="P18">Finalement, nous avons <text:span text:style-name="T40">entamé la représentation des contraintes, ce qui n’était pas chose facile au milieu des différentes données que nous avions jusque ici, finalement on est parvenus à la représentation suivante :</text:span></text:p>
      <text:p text:style-name="P18"/>
      <text:list xml:id="list3568561655733957120" text:style-name="L4">
        <text:list-item>
          <text:p text:style-name="P106"><text:span text:style-name="T9">Fonctions </text:span><text:span text:style-name="T10">objectif qui comprend à la fois l</text:span><text:span text:style-name="T27">a somme d</text:span><text:span text:style-name="T10">es ventes des différents végéta</text:span><text:span text:style-name="T11">ux </text:span><text:span text:style-name="T10">produits et des produits laitiers.</text:span></text:p>
        </text:list-item>
        <text:list-item>
          <text:p text:style-name="P72">La contrainte sur la <text:span text:style-name="T67">quantité de végétaux produite</text:span> : nous avons estimé que tous les végétaux produit sont soit vendus ou consommés et donc pas de conservation dans des stocks <text:span text:style-name="T68">par exemple</text:span>.</text:p>
        </text:list-item>
        <text:list-item>
          <text:p text:style-name="P72">La contrainte sur la relation entre le rendement et la surface cultivée : la quantité produite des végétaux doit être égale au <text:span text:style-name="T69">produit</text:span> entre le rendement et la surface réservée aux différents végétaux.</text:p>
        </text:list-item>
        <text:list-item>
          <text:p text:style-name="P108"><text:span text:style-name="T11">L</text:span><text:span text:style-name="T6">a contrainte sur la surface réservée à l’élevage des vaches : La surface réservée au pâturage est égale au rapport entre le nombre total des vaches et de la surface nécessaire à l’élevage d’une vache.</text:span></text:p>
        </text:list-item>
        <text:list-item>
          <text:p text:style-name="P73">La contrainte sur la superficie de l’élevage et la production des végétaux, la somme de ces deux là ne doit pas dépasser le nombre total d’ares dont nous disposions au début.</text:p>
        </text:list-item>
        <text:list-item>
          <text:p text:style-name="P73">La contrainte sur la consommation de toutes les vaches : qui est égale au rapport entre nombre totale des vaches et la consommation de celles-ci par rapport à chaque légume.</text:p>
        </text:list-item>
        <text:list-item>
          <text:p text:style-name="P73">La contrainte sur les ventes maximales des végétaux qui doivent être bien sur inférieures aux ventes maximales fixées dans l’énoncé.</text:p>
        </text:list-item>
      </text:list>
      <text:p text:style-name="P21"/>
      <text:p text:style-name="P19"/>
      <text:p text:style-name="P19"/>
      <text:p text:style-name="P19"/>
      <text:p text:style-name="P19"/>
      <text:p text:style-name="P19"/>
      <text:p text:style-name="P2"><text:soft-page-break/><text:span text:style-name="T45">I.</text:span><text:span text:style-name="T46">3</text:span><text:span text:style-name="T45">. L’</text:span><text:span text:style-name="T47">objectif et la solution optimale </text:span><text:span text:style-name="T45">:</text:span></text:p>
      <text:p text:style-name="P82"/>
      <text:p text:style-name="P86">solve ;</text:p>
      <text:p text:style-name="P83">Gurobi 5.0.2: optimal solution; objective 12800</text:p>
      <text:p text:style-name="P83">1 simplex iterations</text:p>
      <text:p text:style-name="P83">plus 4 simplex iterations for intbasis</text:p>
      <text:p text:style-name="P16"/>
      <text:p text:style-name="P23">nb_vaches = <text:tab/>47</text:p>
      <text:p text:style-name="P28">veg_qte_vendue [*] :=</text:p>
      <text:p text:style-name="P28"><text:s text:c="6"/>betterave <text:s/><text:tab/>10</text:p>
      <text:p text:style-name="P28"><text:s text:c="6"/>ble <text:s/><text:tab/><text:tab/>20</text:p>
      <text:p text:style-name="P28"><text:s text:c="6"/>mais <text:s/><text:tab/><text:tab/> 0;</text:p>
      <text:p text:style-name="P24"><text:span text:style-name="T62">surface_cultivee</text:span> [*] :=</text:p>
      <text:p text:style-name="P23"><text:s text:c="6"/>betterave <text:s/><text:tab/>38.2</text:p>
      <text:p text:style-name="P23"><text:s text:c="6"/>ble <text:s/><text:tab/><text:tab/>49</text:p>
      <text:p text:style-name="P23"><text:s text:c="6"/>mais <text:s/><text:tab/><text:tab/>18.8;</text:p>
      <text:p text:style-name="P16"/>
      <text:p text:style-name="P25">Le nombre maximum de vaches : 47 vaches.</text:p>
      <text:p text:style-name="P25">Le nombre d’ares cultivés par légume :</text:p>
      <text:list xml:id="list5704501039722441241" text:style-name="L5">
        <text:list-item>
          <text:p text:style-name="P74">Betteraves : <text:span text:style-name="T49">38.2 </text:span>ares</text:p>
        </text:list-item>
        <text:list-item>
          <text:p text:style-name="P74">Blé : <text:tab/><text:tab/><text:span text:style-name="T49">49 </text:span>ares</text:p>
        </text:list-item>
        <text:list-item>
          <text:p text:style-name="P74">Mais : <text:tab/>18.8 ares</text:p>
        </text:list-item>
      </text:list>
      <text:p text:style-name="P26">L’objectif réalisé à l’optimum est : 12800€.</text:p>
      <text:p text:style-name="P34"/>
      <text:p text:style-name="P41"/>
      <text:p text:style-name="P41"/>
      <text:p text:style-name="P41"/>
      <text:p text:style-name="P41">Question <text:span text:style-name="T56">2</text:span> : <text:span text:style-name="T57">Les valeurs marginales</text:span> :</text:p>
      <text:p text:style-name="P8"/>
      <text:p text:style-name="P27">Pour pouvoir afficher les <text:span text:style-name="T58">quantités</text:span> de végétaux <text:span text:style-name="T86">qui sont permises à la vente </text:span>:</text:p>
      <text:p text:style-name="P68"><text:span text:style-name="T44">display veg_vente_max</text:span> ;</text:p>
      <text:p text:style-name="P22">Nous <text:span text:style-name="T60">constatons</text:span> que la contrainte est active que pour l<text:span text:style-name="T59">a quantité</text:span> de betterave<text:span text:style-name="T59">s</text:span>.</text:p>
      <text:p text:style-name="P22">Pour pouvoir changer les limites nous utilisons l<text:span text:style-name="T61">a ligne de code suivante </text:span>:</text:p>
      <text:p text:style-name="P7"/>
      <text:p text:style-name="P7">let veg_vente_max["betterave"] := 11;</text:p>
      <text:p text:style-name="P85">Nous remarquons que l’objectif change ; de <text:s/><text:span text:style-name="T87">12800 </text:span>à <text:s/><text:span text:style-name="T87">128</text:span>50</text:p>
      <text:p text:style-name="P22"/>
      <text:p text:style-name="P69">let veg_vente_max["betterave"] := <text:span text:style-name="T90">9</text:span>;</text:p>
      <text:p text:style-name="P88">Nous remarquons que l’objectif change ; de 12800 à 12745.</text:p>
      <text:p text:style-name="P22"/>
      <text:p text:style-name="P8"/>
      <text:p text:style-name="P45"/>
      <text:p text:style-name="P45"/>
      <text:p text:style-name="P45"><text:soft-page-break/>I<text:span text:style-name="T63">I</text:span>. Exercice <text:span text:style-name="T76">2 </text:span>: <text:span text:style-name="T64">Variante avec hangars et moutons</text:span></text:p>
      <text:p text:style-name="P42"/>
      <text:p text:style-name="P42">Question <text:span text:style-name="T94">3</text:span> : Modélisation du problème en AMPL :</text:p>
      <text:p text:style-name="P3"/>
      <text:p text:style-name="P95">Dans cette seconde partie, nous avons introduit deux nouveaux concepts qui sont : les moutons et les hangars. <text:span text:style-name="T93">Les </text:span>animaux<text:span text:style-name="T93"> sont abrités dans le</text:span>s<text:span text:style-name="T93"> hangar</text:span>s<text:span text:style-name="T93">, en dehors des 200 ares </text:span>réservés au <text:span text:style-name="T93">pâturage et </text:span>à la culture végétale<text:span text:style-name="T93">. Un hangar peut contenir au maximum 20 vaches, ou 29 moutons. Enfin, un hangar vide peut être loué pour la somme de 1 500€/an.</text:span></text:p>
      <text:p text:style-name="P96">Sachant aussi que nous avons une autre contrainte qui dit qu’on ne peut pas élever deux types d’animaux en même temps, donc c’est soir les vaches, soit les moutons.</text:p>
      <text:p text:style-name="P94">Concernant <text:span text:style-name="T92">cet </text:span>exercice, nous avons tout d’abord eu quelques soucis avec le fait d’afficher la solution la plus rentable entre les deux versions (vaches et moutons), nous avons essayé d’introduire une variable de type <text:span text:style-name="T36">binary </text:span>afin de pouvoir sélectionner la meilleur<text:span text:style-name="T94">e</text:span> solution, mais nous avons constaté que que l’introduction d’ensemble pouvait éliminer le problème.</text:p>
      <text:p text:style-name="P30"/>
      <text:p text:style-name="P62"><text:span text:style-name="T81">I</text:span>I.1. Les variables, paramètres <text:span text:style-name="T77">et ensemble </text:span>:</text:p>
      <text:p text:style-name="P90"/>
      <text:p text:style-name="P91">Dans cette partie, nous avons introduit un nouvel ensemble nommé ANIMAUX, pour représenter les animaux ; vaches et moutons.</text:p>
      <text:p text:style-name="P91"/>
      <text:p text:style-name="P65">Les <text:span text:style-name="T79">hangars </text:span>:</text:p>
      <text:p text:style-name="P65"/>
      <text:list xml:id="list8792227412212048130" text:style-name="L8">
        <text:list-item>
          <text:p text:style-name="P110"><text:span text:style-name="T29">le nombre max d’animaux dans un hangar </text:span><text:s/><text:span text:style-name="T80">param </text:span>hangar_limit {ANIMAUX} &gt;=0;</text:p>
        </text:list-item>
        <text:list-item>
          <text:p text:style-name="P112"><text:span text:style-name="T29">le nombre max de hangars disponible</text:span> <text:span text:style-name="T80">param </text:span>hangar_nb <text:s/>= 5;</text:p>
        </text:list-item>
        <text:list-item>
          <text:p text:style-name="P112"><text:span text:style-name="T29">le </text:span><text:span text:style-name="T30">profit obtenue de la location d’un hangar</text:span> <text:span text:style-name="T80">param </text:span>hangar_porfit = 1500;</text:p>
        </text:list-item>
        <text:list-item>
          <text:p text:style-name="P111"><text:span text:style-name="T29">le </text:span><text:span text:style-name="T31">nombre de hangar utilisé pour abriter les animaux </text:span>var hangar_used </text:p>
        </text:list-item>
      </text:list>
      <text:p text:style-name="P8"/>
      <text:p text:style-name="P64">Les végétaux :</text:p>
      <text:p text:style-name="P92"/>
      <text:list xml:id="list651613672745200199" text:style-name="L6">
        <text:list-item>
          <text:p text:style-name="P79">la consommation pour chaque animal est représenté par le paramètre <text:span text:style-name="T73">vegetale_consommation <text:s/></text:span><text:span text:style-name="T78">qui est indexer pour chaque animal/végétale.</text:span></text:p>
        </text:list-item>
      </text:list>
      <text:p text:style-name="P80"><text:span text:style-name="T78"/></text:p>
      <text:p text:style-name="P66">Les <text:span text:style-name="T82">animaux </text:span>:</text:p>
      <text:p text:style-name="P66"/>
      <text:list xml:id="list4543324459427939358" text:style-name="L10">
        <text:list-item>
          <text:p text:style-name="P113"><text:span text:style-name="T28">l</text:span><text:span text:style-name="T32">e profit générer pour chaque animal</text:span><text:span text:style-name="T28"> </text:span>param animal_profit </text:p>
        </text:list-item>
        <text:list-item>
          <text:p text:style-name="P114"><text:span text:style-name="T28">l</text:span><text:span text:style-name="T32">a surface de pâturage pour chaque </text:span><text:span text:style-name="T33">animal</text:span><text:span text:style-name="T32"> </text:span><text:span text:style-name="T83">param a</text:span>nimal_surface_paturage</text:p>
        </text:list-item>
        <text:list-item>
          <text:p text:style-name="P114"><text:span text:style-name="T34">le nombre d’animal possible a élever</text:span><text:span text:style-name="T32"> </text:span><text:span text:style-name="T34">qui est de type Integer </text:span>var animal_nb </text:p>
        </text:list-item>
      </text:list>
      <text:p text:style-name="P8"/>
      <text:p text:style-name="P8"/>
      <text:p text:style-name="P8"/>
      <text:p text:style-name="P8"/>
      <text:p text:style-name="P8"/>
      <text:p text:style-name="P63"><text:soft-page-break/>I<text:span text:style-name="T84">I</text:span>.<text:span text:style-name="T42">2</text:span>. Les <text:span text:style-name="T42">contraintes</text:span> :</text:p>
      <text:p text:style-name="P8"/>
      <text:p text:style-name="P81">Concernant les contraintes, nous avons introduit une nouvelle contrainte qui vérifie que le nombre d’animaux présent dans un hangar ne dépasse pas la limite autorisé ;</text:p>
      <text:p text:style-name="P81"/>
      <text:list xml:id="list5273486946436796766" text:style-name="L13">
        <text:list-item>
          <text:p text:style-name="P107"><text:span text:style-name="T72">l_</text:span><text:span text:style-name="T71">hangar_used</text:span></text:p>
        </text:list-item>
      </text:list>
      <text:p text:style-name="P8"/>
      <text:p text:style-name="P8"/>
      <text:p text:style-name="P61"><text:span text:style-name="T45">I</text:span><text:span text:style-name="T48">I</text:span><text:span text:style-name="T45">.</text:span><text:span text:style-name="T46">3</text:span><text:span text:style-name="T45">. L’</text:span><text:span text:style-name="T47">objectif et la solution optimale </text:span><text:span text:style-name="T45">:</text:span></text:p>
      <text:p text:style-name="P89"/>
      <text:p text:style-name="P89">solve;</text:p>
      <text:p text:style-name="P89">Gurobi 5.0.2: optimal solution; objective 16951</text:p>
      <text:p text:style-name="P89">3 simplex iterations</text:p>
      <text:p text:style-name="P89">plus 7 simplex iterations for intbasis</text:p>
      <text:p text:style-name="P119"/>
      <text:p text:style-name="P119">display animal_nb, vegetale_qte_vendue, <text:s/>vegetale_surface_cultivable, hangar_used;</text:p>
      <text:p text:style-name="P119"/>
      <text:p text:style-name="P119">: <text:s text:c="16"/>animal_nb <text:s text:c="4"/>vegetale_qte_vendue <text:s text:c="6"/>vegetale_surface_cultivable <text:s text:c="3"/>:=</text:p>
      <text:p text:style-name="P119">betterave <text:s text:c="6"/>. <text:s text:c="11"/><text:tab/><text:tab/> <text:s text:c="4"/>10 <text:s text:c="21"/><text:tab/><text:tab/>56.4</text:p>
      <text:p text:style-name="P119">ble <text:s text:c="16"/>. <text:s text:c="11"/><text:tab/><text:tab/> <text:s text:c="4"/>20 <text:s text:c="20"/><text:tab/><text:tab/> 43</text:p>
      <text:p text:style-name="P119">mais <text:s text:c="14"/>. <text:s text:c="12"/><text:tab/> <text:s text:c="4"/>3.9 <text:s text:c="19"/><text:tab/><text:tab/>42.6</text:p>
      <text:p text:style-name="P119">mouton <text:s text:c="7"/>58 <text:s text:c="29"/>. <text:s text:c="39"/>.</text:p>
      <text:p text:style-name="P119">vache <text:s text:c="11"/>0 <text:s text:c="13"/><text:tab/> <text:s text:c="6"/>. <text:s text:c="22"/><text:tab/><text:tab/>.;</text:p>
      <text:p text:style-name="P119"/>
      <text:p text:style-name="P119">hangar_used = 2</text:p>
      <text:p text:style-name="P48"/>
      <text:p text:style-name="P87">Nous remarquons que élever des moutons est plus rentable que d’élever des vaches.</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
      <text:p text:style-name="P48"/>
      <text:p text:style-name="P48"/>
      <text:p text:style-name="P48"/>
      <text:p text:style-name="P48"/>
      <text:p text:style-name="P48">Annexes</text:p>
      <text:p text:style-name="P43"/>
      <text:p text:style-name="P35">Exercice 1 :</text:p>
      <text:p text:style-name="P35"/>
      <text:p text:style-name="P51">set VEG;</text:p>
      <text:p text:style-name="P51"/>
      <text:p text:style-name="P54"># Ce problème a été modélisé sur une année, donc pas besoin de spécifier les unités ainsi </text:p>
      <text:p text:style-name="P54"><text:span text:style-name="T54"># </text:span>tonnes/vache/an à chaque fois <text:span text:style-name="T55">par exemple</text:span></text:p>
      <text:p text:style-name="P51"/>
      <text:p text:style-name="P51">param veg_rendement {VEG} &gt;= 0;<text:tab/><text:tab/># Rendement des ares cultivés par rapport à chaque <text:tab/><text:tab/><text:tab/><text:tab/><text:tab/><text:tab/><text:span text:style-name="T50"># </text:span>légume en tonnes / are</text:p>
      <text:p text:style-name="P51">param veg_consommation {VEG} &gt;= 0;<text:tab/># Consommation des vaches par rapport aux végétaux en tonnes / vache</text:p>
      <text:p text:style-name="P51">param veg_vente_max {VEG} &gt;= 0;<text:tab/><text:tab/># Quantité de ventes maximales des légumes en tonnes</text:p>
      <text:p text:style-name="P51">param veg_prix_vente {VEG} &gt;= 0;<text:tab/><text:tab/># Prix de vente de chaque légume eneuros/ tonne</text:p>
      <text:p text:style-name="P51"/>
      <text:p text:style-name="P51">param surface_totale &gt;= 0;<text:tab/><text:tab/><text:tab/># Suface totale de la ferme en ares</text:p>
      <text:p text:style-name="P51">param profit_lait &gt;= 0;<text:tab/><text:tab/><text:tab/># Apports annuels des produits laitiers en euros / vache</text:p>
      <text:p text:style-name="P51">param nb_vaches_are &gt;=0;<text:tab/><text:tab/><text:tab/># Surface nécessaire pour élever une vache en ares / vache</text:p>
      <text:p text:style-name="P51"/>
      <text:p text:style-name="P51">var nb_vaches integer &gt;= 0;<text:tab/><text:tab/><text:tab/># Nombre total de vaches (entier)</text:p>
      <text:p text:style-name="P51">var surface_paturage &gt;= 0;<text:tab/><text:tab/><text:tab/># Surface réservée au paturage en ares</text:p>
      <text:p text:style-name="P51">var surface_cultivee {VEG} &gt;= 0;<text:tab/><text:tab/># Surface réservée à la culture des végétaux en ares</text:p>
      <text:p text:style-name="P51"/>
      <text:p text:style-name="P51">var veg_qte_consomee {VEG} &gt;= 0;<text:tab/># Quantité de végétaux consommée par les vaches en <text:tab/><text:tab/><text:tab/><text:tab/><text:tab/><text:tab/><text:span text:style-name="T51"># </text:span>tonnes</text:p>
      <text:p text:style-name="P51">var veg_qte_produite {VEG} &gt;= 0;<text:tab/><text:tab/># Quantité totale de végétaux produits en tonnes</text:p>
      <text:p text:style-name="P51">var veg_qte_vendue {VEG} &gt;= 0;<text:tab/><text:tab/># Quantité totale de végétaux vendus </text:p>
      <text:p text:style-name="P51"/>
      <text:p text:style-name="P51"># Fonction objectif : la somme des gains des produits laitiers et de la vente des différents légumes </text:p>
      <text:p text:style-name="P51"/>
      <text:p text:style-name="P51">maximize objectif :</text:p>
      <text:p text:style-name="P51"><text:tab/>nb_vaches * profit_lait + sum {v in VEG} veg_qte_vendue [v] * veg_prix_vente [v];</text:p>
      <text:p text:style-name="P51"/>
      <text:p text:style-name="P51"># Contrainte sur la limite de la surface totale: qui est inférieure ou égale à la somme de la </text:p>
      <text:p text:style-name="P51"># surface réservée au paturage et de la surface réservée à la culture des légumes</text:p>
      <text:p text:style-name="P51"/>
      <text:p text:style-name="P51">subject to limite_surface_totale :</text:p>
      <text:p text:style-name="P51"><text:tab/>surface_paturage + sum {v in VEG} surface_cultivee[v] &lt;= surface_totale;</text:p>
      <text:p text:style-name="P51"/>
      <text:p text:style-name="P51"># La surface réservée au paturage dépend du nombre de vaches (nb_vaches) </text:p>
      <text:p text:style-name="P51"><text:soft-page-break/></text:p>
      <text:p text:style-name="P51">subject to limite_surface_paturage :</text:p>
      <text:p text:style-name="P51"><text:tab/>(nb_vaches * nb_vaches_are) = surface_paturage;</text:p>
      <text:p text:style-name="P51"/>
      <text:p text:style-name="P51"/>
      <text:p text:style-name="P51"/>
      <text:p text:style-name="P51"/>
      <text:p text:style-name="P51"/>
      <text:p text:style-name="P52"/>
      <text:p text:style-name="P52"># La quantité de végétaux produite dépend de la surface réservée à la culture des végétaux et du </text:p>
      <text:p text:style-name="P52"><text:span text:style-name="T52"># </text:span>rendement </text:p>
      <text:p text:style-name="P51"><text:tab/></text:p>
      <text:p text:style-name="P51">subject to limite_rendement {v in VEG} :</text:p>
      <text:p text:style-name="P51"><text:tab/>veg_qte_produite [v] = surface_cultivee [v] * veg_rendement [v];</text:p>
      <text:p text:style-name="P51"/>
      <text:p text:style-name="P52"># La quantité de consommée des végétaux dépend du nombre de vache et de la consommation de</text:p>
      <text:p text:style-name="P52"><text:span text:style-name="T52"># </text:span>celles ci</text:p>
      <text:p text:style-name="P51"/>
      <text:p text:style-name="P51">subject to conso_vaches {v in VEG} :</text:p>
      <text:p text:style-name="P51"><text:tab/>nb_vaches * veg_consommation[v] = veg_qte_consomee [v];</text:p>
      <text:p text:style-name="P51"/>
      <text:p text:style-name="P51"># La quantité de végétaux vendue doit être inférieure ou égale à la quantité maximum produite</text:p>
      <text:p text:style-name="P51"><text:tab/></text:p>
      <text:p text:style-name="P51">subject to veg_limite_vente {v in VEG} :</text:p>
      <text:p text:style-name="P51"><text:tab/>veg_vente_max [v] &gt;= veg_qte_vendue[v];</text:p>
      <text:p text:style-name="P51"><text:tab/></text:p>
      <text:p text:style-name="P53"># Quantité totale de végétaux produite est égale à la somme totale des végétaux vendue et de la </text:p>
      <text:p text:style-name="P53"><text:span text:style-name="T53"># </text:span>quantité totale de végétaux consommée</text:p>
      <text:p text:style-name="P51"><text:s/></text:p>
      <text:p text:style-name="P51">subject to qte_produite {v in VEG} :</text:p>
      <text:p text:style-name="P51"><text:tab/>veg_qte_produite[v] = veg_qte_consomee[v] + veg_qte_vendue[v];</text:p>
      <text:p text:style-name="P51"><text:tab/></text:p>
      <text:p text:style-name="P51"/>
      <text:p text:style-name="P51">data;</text:p>
      <text:p text:style-name="P51"/>
      <text:p text:style-name="P51">param surface_totale := 200;<text:tab/><text:tab/># Surface totale cité dans l'énoncé en ares</text:p>
      <text:p text:style-name="P51">param profit_lait := 200;<text:tab/><text:tab/># Apports annuels des produits laitiers en euros / vache</text:p>
      <text:p text:style-name="P51">param nb_vaches_are := 2;<text:tab/><text:tab/># Surface nécessaire pour élever une vache en ares / vache</text:p>
      <text:p text:style-name="P51"/>
      <text:p text:style-name="P51">set VEG := betterave ble mais;</text:p>
      <text:p text:style-name="P51"/>
      <text:p text:style-name="P51">param : <text:s text:c="6"/>veg_rendement <text:tab/>veg_consommation <text:tab/>veg_vente_max <text:tab/>veg_prix_vente :=</text:p>
      <text:p text:style-name="P51">betterave<text:tab/> <text:s text:c="3"/>1 <text:tab/><text:tab/> <text:s text:c="4"/>0.6<text:tab/> <text:s text:c="12"/>10<text:tab/><text:tab/> <text:s text:c="5"/>100</text:p>
      <text:p text:style-name="P51">ble <text:tab/><text:tab/> <text:s text:c="2"/>0.6<text:tab/><text:tab/> <text:s text:c="4"/>0.2 <text:s text:c="12"/><text:tab/> <text:s text:c="4"/>20 <text:tab/> <text:s text:c="5"/>120</text:p>
      <text:p text:style-name="P51">mais<text:tab/><text:tab/> <text:s text:c="2"/>0.5 <text:s text:c="14"/>0.2 <text:s text:c="20"/>20 <text:s text:c="14"/>90;</text:p>
      <text:p text:style-name="P51"/>
      <text:p text:style-name="P51"/>
      <text:p text:style-name="P51"/>
      <text:p text:style-name="P51"># Résolution</text:p>
      <text:p text:style-name="P51"/>
      <text:p text:style-name="P51">solve;</text:p>
      <text:p text:style-name="P51">display objectif; <text:tab/><text:tab/><text:tab/> <text:s text:c="4"/># Affichage de l'objectif atteint à l'optimum <text:s/></text:p>
      <text:p text:style-name="P51"><text:soft-page-break/>display nb_vaches;<text:tab/><text:tab/><text:tab/> <text:s text:c="4"/># Affichage du nombre de vaches total</text:p>
      <text:p text:style-name="P51">display veg_qte_vendue;<text:tab/> <text:s text:c="16"/># Affichage des différentes quantités de végétaux vendues</text:p>
      <text:p text:style-name="P117">display <text:span text:style-name="T43">vegetale_surface_cultivable <text:s text:c="6"/># Affichage </text:span>de la surface <text:span text:style-name="T89">cultivable</text:span></text:p>
      <text:p text:style-name="P55"/>
      <text:p text:style-name="P32"/>
      <text:p text:style-name="P32"/>
      <text:p text:style-name="P32"/>
      <text:p text:style-name="P32"/>
      <text:p text:style-name="P32"/>
      <text:p text:style-name="P36">Exercice <text:span text:style-name="T43">2</text:span> :</text:p>
      <text:p text:style-name="P33"/>
      <text:p text:style-name="P56">set VEG ;</text:p>
      <text:p text:style-name="P56">set ANIMAUX ;</text:p>
      <text:p text:style-name="P56">param surface_totale :=200;</text:p>
      <text:p text:style-name="P56">param vegetale_consommation{VEG,ANIMAUX}&gt;= 0;</text:p>
      <text:p text:style-name="P56">param vegetale_rendement{VEG} &gt;= 0; <text:s/></text:p>
      <text:p text:style-name="P56">param vegetale_prix_vente {VEG} &gt;= 0;</text:p>
      <text:p text:style-name="P56">param vegetale_vente_max {VEG} &gt;= 0;</text:p>
      <text:p text:style-name="P56"/>
      <text:p text:style-name="P56">param animal_profit {ANIMAUX} &gt;= 0;</text:p>
      <text:p text:style-name="P56">param animal_surface_paturage {ANIMAUX} &gt;= 0;</text:p>
      <text:p text:style-name="P56"/>
      <text:p text:style-name="P56">#capacité max pour le hangar (selon le type d'animal)</text:p>
      <text:p text:style-name="P56">param hangar_limit {ANIMAUX} &gt;=0;</text:p>
      <text:p text:style-name="P56">param hangar_nb <text:s/>= 5;</text:p>
      <text:p text:style-name="P56">param hangar_porfit = 1500;</text:p>
      <text:p text:style-name="P56"/>
      <text:p text:style-name="P56">var animal_nb {a in ANIMAUX} integer&gt;=0;</text:p>
      <text:p text:style-name="P56">var vegetale_surface_cultivable {v in VEG} &gt;= 0,&lt;=surface_totale ;</text:p>
      <text:p text:style-name="P56"/>
      <text:p text:style-name="P56">var vegetale_qte_consomee {v in VEG} &gt;= 0;</text:p>
      <text:p text:style-name="P56">var vegetale_qte_produite{v in VEG} &gt;=0;</text:p>
      <text:p text:style-name="P56">var vegetale_qte_vendue{v in VEG} &gt;=0;</text:p>
      <text:p text:style-name="P56"/>
      <text:p text:style-name="P56">var hangar_used integer &gt;=0,&lt;=5;</text:p>
      <text:p text:style-name="P56"/>
      <text:p text:style-name="P56"/>
      <text:p text:style-name="P56">subject to limit_vente_vegetale {v in VEG} :</text:p>
      <text:p text:style-name="P56"><text:tab/>vegetale_qte_vendue[v] = vegetale_qte_produite [v] - (sum {a in ANIMAUX} vegetale_consommation [v, a] * animal_nb [a]);</text:p>
      <text:p text:style-name="P56"><text:s text:c="4"/></text:p>
      <text:p text:style-name="P56">subject to limit_production_vegetale {v in VEG} :</text:p>
      <text:p text:style-name="P56"><text:tab/>vegetale_qte_produite [v] = vegetale_surface_cultivable [v] * vegetale_rendement [v];</text:p>
      <text:p text:style-name="P56"><text:s text:c="4"/></text:p>
      <text:p text:style-name="P56">subject to limit_surface_totale :</text:p>
      <text:p text:style-name="P56"><text:tab/>(sum {v in VEG} vegetale_surface_cultivable [v]) + (sum{a in ANIMAUX} animal_nb[a]*animal_surface_paturage[a]) = surface_totale;</text:p>
      <text:p text:style-name="P56"/>
      <text:p text:style-name="P56">subject to limit_vente_max {v in VEG}:</text:p>
      <text:p text:style-name="P56"><text:tab/>vegetale_qte_vendue[v] &lt;= vegetale_vente_max[v];</text:p>
      <text:p text:style-name="P56"/>
      <text:p text:style-name="P56"><text:soft-page-break/>subject to conso_animaux {v in VEG} :</text:p>
      <text:p text:style-name="P56"><text:s text:c="4"/>vegetale_qte_consomee[v] = vegetale_qte_produite [v] - (sum {a in ANIMAUX} vegetale_consommation [v, a] * animal_nb[a]);</text:p>
      <text:p text:style-name="P56"><text:s text:c="5"/></text:p>
      <text:p text:style-name="P56">subject to <text:span text:style-name="T85">l_</text:span>hangar_used :</text:p>
      <text:p text:style-name="P56"><text:s text:c="4"/>hangar_used &gt;= (sum {a in ANIMAUX} animal_nb[a] / hangar_limit[a]);</text:p>
      <text:p text:style-name="P56"><text:s text:c="4"/></text:p>
      <text:p text:style-name="P56">maximize profit <text:s/>:</text:p>
      <text:p text:style-name="P56">(sum {v in VEG} vegetale_qte_vendue[v] * vegetale_prix_vente[v])+ (sum{a in ANIMAUX}(animal_nb[a]*animal_profit[a]))+((hangar_nb-hangar_used) * hangar_porfit);</text:p>
      <text:p text:style-name="P56"/>
      <text:p text:style-name="P56"/>
      <text:p text:style-name="P56">data;</text:p>
      <text:p text:style-name="P56">set VEG := betterave ble mais;</text:p>
      <text:p text:style-name="P56"/>
      <text:p text:style-name="P56">param: vegetale_rendement <text:s/>vegetale_vente_max vegetale_prix_vente:=</text:p>
      <text:p text:style-name="P56">betterave</text:p>
      <text:p text:style-name="P56"><text:s text:c="9"/>1 <text:s text:c="11"/>10 <text:s text:c="6"/>100</text:p>
      <text:p text:style-name="P56">ble</text:p>
      <text:p text:style-name="P56"><text:s text:c="9"/>0.6 <text:s text:c="9"/>20 <text:s text:c="6"/>120</text:p>
      <text:p text:style-name="P56">mais</text:p>
      <text:p text:style-name="P56"><text:s text:c="9"/>0.5 <text:s text:c="9"/>20 <text:s text:c="6"/>90 ;</text:p>
      <text:p text:style-name="P56">set ANIMAUX := vache mouton ; <text:s text:c="2"/></text:p>
      <text:p text:style-name="P56">param vegetale_consommation :</text:p>
      <text:p text:style-name="P56"><text:s text:c="13"/>vache <text:s/>mouton :=</text:p>
      <text:p text:style-name="P56"><text:s text:c="2"/>betterave <text:s/>0.6 <text:s text:c="4"/>0.8</text:p>
      <text:p text:style-name="P56"><text:s text:c="2"/>ble <text:s text:c="7"/>0.2 <text:s text:c="4"/>0.1</text:p>
      <text:p text:style-name="P56"><text:s text:c="2"/>mais <text:s text:c="6"/>0.2 <text:s text:c="4"/>0.3 <text:s/>;</text:p>
      <text:p text:style-name="P56"><text:s text:c="15"/></text:p>
      <text:p text:style-name="P56">param: hangar_limit <text:s/>animal_profit <text:s/>animal_surface_paturage:=</text:p>
      <text:p text:style-name="P56">vache <text:s text:c="2"/>20 <text:s text:c="8"/>200 <text:s text:c="10"/>2</text:p>
      <text:p text:style-name="P33"><text:span text:style-name="T70">mouton <text:s/>29 <text:s text:c="8"/>150 <text:s text:c="10"/>1 ; <text:s/></text:span><text:s text:c="6"/></text:p>
      <text:p text:style-name="P93"/>
      <text:p text:style-name="P93"/>
      <text:p text:style-name="P116"># Résolution</text:p>
      <text:p text:style-name="P116"/>
      <text:p text:style-name="P116">solve;</text:p>
      <text:p text:style-name="P116">display objectif; <text:tab/><text:tab/><text:tab/> <text:s text:c="4"/># Affichage de l'objectif atteint à l'optimum <text:s/></text:p>
      <text:p text:style-name="P116">display <text:span text:style-name="T43">animal_nb</text:span>;<text:tab/><text:tab/><text:tab/> <text:s text:c="4"/># Affichage du nombre de vaches total</text:p>
      <text:p text:style-name="P116">display veg_qte_vendue;<text:tab/><text:tab/> <text:s text:c="4"/># Affichage des différentes quantités de végétaux vendues</text:p>
      <text:p text:style-name="P118">display <text:span text:style-name="T43">vegetale_surface_cultivable <text:s text:c="6"/># Affichage </text:span>de la surface cutilivable</text:p>
      <text:p text:style-name="P118">display <text:span text:style-name="T43">hangar_used <text:s text:c="30"/># Affichage </text:span>d<text:span text:style-name="T88">u nombre de hangar utilisé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5T22:29:15.783188329</meta:creation-date>
    <dc:date>2016-11-17T12:20:29.586287659</dc:date>
    <meta:editing-duration>PT7H44M51S</meta:editing-duration>
    <meta:editing-cycles>155</meta:editing-cycles>
    <meta:generator>LibreOffice/5.1.4.2$Linux_X86_64 LibreOffice_project/10m0$Build-2</meta:generator>
    <meta:document-statistic meta:table-count="0" meta:image-count="0" meta:object-count="0" meta:page-count="10" meta:paragraph-count="233" meta:word-count="2045" meta:character-count="13836" meta:non-whitespace-character-count="11157"/>
  </office:meta>
</office:document-meta>
</file>